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adornments="Standard" style:font-family-generic="roman"/>
    <style:font-face style:name="Liberation Sans2"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002cm" fo:margin-top="0cm" fo:margin-bottom="0cm" fo:break-before="auto" fo:break-after="auto" table:align="margins" fo:background-color="transparent" fo:keep-with-next="always" style:may-break-between-rows="false" style:writing-mode="page">
        <style:background-image/>
      </style:table-properties>
    </style:style>
    <style:style style:name="Table1.A" style:family="table-column">
      <style:table-column-properties style:column-width="2.05cm" style:rel-column-width="8394*"/>
    </style:style>
    <style:style style:name="Table1.C" style:family="table-column">
      <style:table-column-properties style:column-width="7.599cm" style:rel-column-width="31120*"/>
    </style:style>
    <style:style style:name="Table1.D" style:family="table-column">
      <style:table-column-properties style:column-width="2.152cm" style:rel-column-width="8813*"/>
    </style:style>
    <style:style style:name="Table1.E" style:family="table-column">
      <style:table-column-properties style:column-width="2.152cm" style:rel-column-width="8814*"/>
    </style:style>
    <style:style style:name="Table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1.E1" style:family="table-cell">
      <style:table-cell-properties style:vertical-align="middle" fo:background-color="#dddddd" fo:padding="0.097cm" fo:border="0.25pt solid #000000">
        <style:background-image/>
      </style:table-cell-properties>
    </style:style>
    <style:style style:name="Table1.A2" style:family="table-cell" style:data-style-name="N0">
      <style:table-cell-properties style:vertical-align="middle" fo:background-color="transparent" fo:padding="0.097cm" fo:border-left="0.25pt solid #000000" fo:border-right="none" fo:border-top="none" fo:border-bottom="0.25pt solid #000000">
        <style:background-image/>
      </style:table-cell-properties>
    </style:style>
    <style:style style:name="Table1.C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1.D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1.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1.C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1.D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1.E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1.C4"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D4"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E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5" style:family="table-row">
      <style:table-row-properties style:min-row-height="0.744cm" fo:background-color="transparent" fo:keep-together="auto">
        <style:background-image/>
      </style:table-row-properties>
    </style:style>
    <style:style style:name="Table1.A5"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1.C5"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D5"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E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A6"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1.C6"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D6"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E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A7" style:family="table-cell">
      <style:table-cell-properties style:vertical-align="middle" fo:background-color="transparent" fo:padding="0.097cm" fo:border-left="0.25pt solid #000000" fo:border-right="0.25pt solid #000000" fo:border-top="none" fo:border-bottom="0.25pt solid #000000" style:writing-mode="lr-tb">
        <style:background-image/>
      </style:table-cell-properties>
    </style:style>
    <style:style style:name="Table2" style:family="table">
      <style:table-properties style:width="16.002cm" fo:margin-top="0cm" fo:margin-bottom="0cm" fo:break-before="auto" fo:break-after="auto" table:align="margins" fo:background-color="transparent" fo:keep-with-next="always" style:may-break-between-rows="false" style:writing-mode="page">
        <style:background-image/>
      </style:table-properties>
    </style:style>
    <style:style style:name="Table2.A" style:family="table-column">
      <style:table-column-properties style:column-width="16.002cm" style:rel-column-width="65535*"/>
    </style:style>
    <style:style style:name="Table2.A1" style:family="table-cell">
      <style:table-cell-properties fo:padding="0.097cm" fo:border="0.25pt solid #000000"/>
    </style:style>
    <style:style style:name="Table2.A2" style:family="table-cell">
      <style:table-cell-properties fo:padding="0.097cm" fo:border-left="0.25pt solid #000000" fo:border-right="0.25pt solid #000000" fo:border-top="none" fo:border-bottom="0.25pt solid #000000"/>
    </style:style>
    <style:style style:name="Table2.3" style:family="table-row">
      <style:table-row-properties fo:background-color="transparent" fo:keep-together="auto">
        <style:background-image/>
      </style:table-row-properties>
    </style:style>
    <style:style style:name="Table2.A3"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4" style:family="table">
      <style:table-properties style:width="16.002cm" fo:margin-top="0cm" fo:margin-bottom="0cm" fo:break-before="auto" fo:break-after="auto" table:align="margins" fo:keep-with-next="always" style:may-break-between-rows="false"/>
    </style:style>
    <style:style style:name="Table4.A" style:family="table-column">
      <style:table-column-properties style:column-width="16.002cm" style:rel-column-width="65535*"/>
    </style:style>
    <style:style style:name="Table4.A1" style:family="table-cell">
      <style:table-cell-properties fo:background-color="#dddddd" fo:padding="0.097cm" fo:border="0.25pt solid #000000">
        <style:background-image/>
      </style:table-cell-properties>
    </style:style>
    <style:style style:name="Table4.A2" style:family="table-cell">
      <style:table-cell-properties fo:padding="0.097cm" fo:border-left="0.25pt solid #000000" fo:border-right="0.25pt solid #000000" fo:border-top="none" fo:border-bottom="0.25pt solid #000000"/>
    </style:style>
    <style:style style:name="Table82" style:family="table">
      <style:table-properties style:width="16.002cm" fo:margin-top="0cm" fo:margin-bottom="0cm" table:align="margins" fo:keep-with-next="always" style:may-break-between-rows="false"/>
    </style:style>
    <style:style style:name="Table82.A" style:family="table-column">
      <style:table-column-properties style:column-width="16.002cm" style:rel-column-width="65535*"/>
    </style:style>
    <style:style style:name="Table82.A1" style:family="table-cell">
      <style:table-cell-properties fo:background-color="#dddddd" fo:padding="0.097cm" fo:border="0.25pt solid #000000">
        <style:background-image/>
      </style:table-cell-properties>
    </style:style>
    <style:style style:name="Table82.A2" style:family="table-cell">
      <style:table-cell-properties fo:padding="0.097cm" fo:border-left="0.25pt solid #000000" fo:border-right="0.25pt solid #000000" fo:border-top="none" fo:border-bottom="0.25pt solid #000000"/>
    </style:style>
    <style:style style:name="Table6" style:family="table">
      <style:table-properties style:width="16.002cm" fo:margin-top="0cm" fo:margin-bottom="0cm" table:align="margins" fo:keep-with-next="always" style:may-break-between-rows="false"/>
    </style:style>
    <style:style style:name="Table6.A" style:family="table-column">
      <style:table-column-properties style:column-width="16.002cm" style:rel-column-width="65535*"/>
    </style:style>
    <style:style style:name="Table6.A1" style:family="table-cell">
      <style:table-cell-properties fo:background-color="#dddddd" fo:padding="0.097cm" fo:border="0.25pt solid #000000">
        <style:background-image/>
      </style:table-cell-properties>
    </style:style>
    <style:style style:name="Table6.A2" style:family="table-cell">
      <style:table-cell-properties fo:padding="0.097cm" fo:border-left="0.25pt solid #000000" fo:border-right="0.25pt solid #000000" fo:border-top="none" fo:border-bottom="0.25pt solid #000000"/>
    </style:style>
    <style:style style:name="Table3" style:family="table">
      <style:table-properties style:width="16.002cm" fo:margin-top="0cm" fo:margin-bottom="0cm" fo:break-before="auto" fo:break-after="auto" table:align="margins" fo:background-color="transparent" fo:keep-with-next="always" style:may-break-between-rows="false" style:writing-mode="page">
        <style:background-image/>
      </style:table-properties>
    </style:style>
    <style:style style:name="Table3.A" style:family="table-column">
      <style:table-column-properties style:column-width="5.334cm" style:rel-column-width="21845*"/>
    </style:style>
    <style:style style:name="Table3.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3.C1" style:family="table-cell">
      <style:table-cell-properties style:vertical-align="middle" fo:background-color="#dddddd" fo:padding="0.097cm" fo:border="0.25pt solid #000000">
        <style:background-image/>
      </style:table-cell-properties>
    </style:style>
    <style:style style:name="Table3.A2" style:family="table-cell">
      <style:table-cell-properties style:vertical-align="middle" fo:padding="0.097cm" fo:border-left="0.25pt solid #000000" fo:border-right="none" fo:border-top="none" fo:border-bottom="0.25pt solid #000000"/>
    </style:style>
    <style:style style:name="Table3.B2" style:family="table-cell" style:data-style-name="N0">
      <style:table-cell-properties style:vertical-align="middle" fo:padding="0.097cm" fo:border-left="0.25pt solid #000000" fo:border-right="none" fo:border-top="none" fo:border-bottom="0.25pt solid #000000"/>
    </style:style>
    <style:style style:name="Table3.C2" style:family="table-cell">
      <style:table-cell-properties style:vertical-align="middle" fo:padding="0.097cm" fo:border-left="0.25pt solid #000000" fo:border-right="0.25pt solid #000000" fo:border-top="none" fo:border-bottom="0.25pt solid #000000"/>
    </style:style>
    <style:style style:name="Table3.3" style:family="table-row">
      <style:table-row-properties fo:background-color="transparent" fo:keep-together="auto">
        <style:background-image/>
      </style:table-row-properties>
    </style:style>
    <style:style style:name="Table3.A3" style:family="table-cell">
      <style:table-cell-properties style:vertical-align="middle" fo:padding="0.097cm" fo:border-left="0.25pt solid #000000" fo:border-right="none" fo:border-top="none" fo:border-bottom="0.25pt solid #000000"/>
    </style:style>
    <style:style style:name="Table3.B3" style:family="table-cell" style:data-style-name="N0">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3" style:family="table-cell">
      <style:table-cell-properties style:vertical-align="middle" fo:padding="0.097cm" fo:border-left="0.25pt solid #000000" fo:border-right="0.25pt solid #000000" fo:border-top="none" fo:border-bottom="0.25pt solid #000000"/>
    </style:style>
    <style:style style:name="Table3.A4" style:family="table-cell">
      <style:table-cell-properties style:vertical-align="middle" fo:padding="0.097cm" fo:border-left="0.25pt solid #000000" fo:border-right="none" fo:border-top="none" fo:border-bottom="0.25pt solid #000000"/>
    </style:style>
    <style:style style:name="Table3.C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A5"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A6"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A7"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7"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A8" style:family="table-cell">
      <style:table-cell-properties style:vertical-align="middle" fo:background-color="transparent" fo:padding="0.097cm" fo:border-left="0.25pt solid #000000" fo:border-right="0.25pt solid #000000" fo:border-top="none" fo:border-bottom="0.25pt solid #000000" style:writing-mode="lr-tb">
        <style:background-image/>
      </style:table-cell-properties>
    </style:style>
    <style:style style:name="Table5" style:family="table">
      <style:table-properties style:width="16.002cm" fo:margin-top="0cm" fo:margin-bottom="0cm" fo:break-before="auto" fo:break-after="auto" table:align="margins" fo:background-color="transparent" fo:keep-with-next="always" style:may-break-between-rows="false" style:writing-mode="page">
        <style:background-image/>
      </style:table-properties>
    </style:style>
    <style:style style:name="Table5.A" style:family="table-column">
      <style:table-column-properties style:column-width="1.295cm" style:rel-column-width="5302*"/>
    </style:style>
    <style:style style:name="Table5.B" style:family="table-column">
      <style:table-column-properties style:column-width="3.307cm" style:rel-column-width="13544*"/>
    </style:style>
    <style:style style:name="Table5.D" style:family="table-column">
      <style:table-column-properties style:column-width="8.093cm" style:rel-column-width="33145*"/>
    </style:style>
    <style:style style:name="Table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5.C1" style:family="table-cell">
      <style:table-cell-properties style:vertical-align="middle" fo:background-color="#dddddd" fo:padding="0.097cm" fo:border="0.25pt solid #000000">
        <style:background-image/>
      </style:table-cell-properties>
    </style:style>
    <style:style style:name="Table5.A2" style:family="table-cell" style:data-style-name="N0">
      <style:table-cell-properties style:vertical-align="middle" fo:padding="0.097cm" fo:border-left="0.25pt solid #000000" fo:border-right="none" fo:border-top="none" fo:border-bottom="0.25pt solid #000000"/>
    </style:style>
    <style:style style:name="Table5.B2" style:family="table-cell">
      <style:table-cell-properties style:vertical-align="middle" fo:padding="0.097cm" fo:border-left="0.25pt solid #000000" fo:border-right="none" fo:border-top="none" fo:border-bottom="0.25pt solid #000000"/>
    </style:style>
    <style:style style:name="Table5.C2" style:family="table-cell">
      <style:table-cell-properties style:vertical-align="middle" fo:padding="0.097cm" fo:border-left="0.25pt solid #000000" fo:border-right="none" fo:border-top="none" fo:border-bottom="0.25pt solid #000000"/>
    </style:style>
    <style:style style:name="Table5.D2" style:family="table-cell">
      <style:table-cell-properties style:vertical-align="middle" fo:padding="0.097cm" fo:border-left="0.25pt solid #000000" fo:border-right="0.25pt solid #000000" fo:border-top="none" fo:border-bottom="0.25pt solid #000000"/>
    </style:style>
    <style:style style:name="Table5.A3" style:family="table-cell">
      <style:table-cell-properties style:vertical-align="middle" fo:padding="0.097cm" fo:border-left="0.25pt solid #000000" fo:border-right="none" fo:border-top="none" fo:border-bottom="0.25pt solid #000000"/>
    </style:style>
    <style:style style:name="Table5.B3" style:family="table-cell">
      <style:table-cell-properties style:vertical-align="middle" fo:padding="0.097cm" fo:border-left="0.25pt solid #000000" fo:border-right="none" fo:border-top="none" fo:border-bottom="0.25pt solid #000000"/>
    </style:style>
    <style:style style:name="Table5.C3" style:family="table-cell">
      <style:table-cell-properties style:vertical-align="middle" fo:padding="0.097cm" fo:border-left="0.25pt solid #000000" fo:border-right="none" fo:border-top="none" fo:border-bottom="0.25pt solid #000000"/>
    </style:style>
    <style:style style:name="Table5.D3" style:family="table-cell">
      <style:table-cell-properties style:vertical-align="middle" fo:padding="0.097cm" fo:border-left="0.25pt solid #000000" fo:border-right="0.25pt solid #000000" fo:border-top="none" fo:border-bottom="0.25pt solid #000000"/>
    </style:style>
    <style:style style:name="Table5.A4" style:family="table-cell">
      <style:table-cell-properties style:vertical-align="middle" fo:padding="0.097cm" fo:border-left="0.25pt solid #000000" fo:border-right="none" fo:border-top="none" fo:border-bottom="0.25pt solid #000000"/>
    </style:style>
    <style:style style:name="Table5.B4" style:family="table-cell">
      <style:table-cell-properties style:vertical-align="middle" fo:padding="0.097cm" fo:border-left="0.25pt solid #000000" fo:border-right="none" fo:border-top="none" fo:border-bottom="0.25pt solid #000000"/>
    </style:style>
    <style:style style:name="Table5.C4" style:family="table-cell">
      <style:table-cell-properties style:vertical-align="middle" fo:padding="0.097cm" fo:border-left="0.25pt solid #000000" fo:border-right="none" fo:border-top="none" fo:border-bottom="0.25pt solid #000000"/>
    </style:style>
    <style:style style:name="Table5.D4" style:family="table-cell">
      <style:table-cell-properties style:vertical-align="middle" fo:padding="0.097cm" fo:border-left="0.25pt solid #000000" fo:border-right="0.25pt solid #000000" fo:border-top="none" fo:border-bottom="0.25pt solid #000000"/>
    </style:style>
    <style:style style:name="Table5.5" style:family="table-row">
      <style:table-row-properties fo:background-color="transparent" fo:keep-together="auto">
        <style:background-image/>
      </style:table-row-properties>
    </style:style>
    <style:style style:name="Table5.A5" style:family="table-cell" style:data-style-name="N0">
      <style:table-cell-properties style:vertical-align="middle" fo:padding="0.097cm" fo:border-left="0.25pt solid #000000" fo:border-right="none" fo:border-top="none" fo:border-bottom="0.25pt solid #000000"/>
    </style:style>
    <style:style style:name="Table5.B5"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5.D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Heading">
      <style:text-properties officeooo:rsid="00647845" officeooo:paragraph-rsid="006fe5d0"/>
    </style:style>
    <style:style style:name="P3" style:family="paragraph" style:parent-style-name="Table_20_Heading">
      <style:text-properties officeooo:paragraph-rsid="006fe5d0"/>
    </style:style>
    <style:style style:name="P4" style:family="paragraph" style:parent-style-name="Table_20_Heading">
      <style:text-properties officeooo:paragraph-rsid="0083a2c2"/>
    </style:style>
    <style:style style:name="P5" style:family="paragraph" style:parent-style-name="Table_20_Heading">
      <style:text-properties officeooo:paragraph-rsid="0085de22"/>
    </style:style>
    <style:style style:name="P6" style:family="paragraph" style:parent-style-name="Table">
      <style:text-properties officeooo:paragraph-rsid="005cef9f"/>
    </style:style>
    <style:style style:name="P7" style:family="paragraph" style:parent-style-name="Table">
      <style:text-properties officeooo:paragraph-rsid="006fe5d0"/>
    </style:style>
    <style:style style:name="P8" style:family="paragraph" style:parent-style-name="Table">
      <style:text-properties officeooo:rsid="0070ba6b" officeooo:paragraph-rsid="0071a120"/>
    </style:style>
    <style:style style:name="P9" style:family="paragraph" style:parent-style-name="Table">
      <style:text-properties officeooo:paragraph-rsid="0071a120"/>
    </style:style>
    <style:style style:name="P10" style:family="paragraph" style:parent-style-name="Table">
      <style:text-properties officeooo:paragraph-rsid="0085de22"/>
    </style:style>
    <style:style style:name="P11" style:family="paragraph" style:parent-style-name="Table_20_Contents">
      <style:text-properties officeooo:paragraph-rsid="006fe5d0"/>
    </style:style>
    <style:style style:name="P12" style:family="paragraph" style:parent-style-name="Table_20_Contents">
      <style:text-properties officeooo:paragraph-rsid="0085de22"/>
    </style:style>
    <style:style style:name="P13" style:family="paragraph" style:parent-style-name="Contenuto_20_tabella_20_centrato">
      <style:text-properties officeooo:rsid="00647845" officeooo:paragraph-rsid="006fe5d0"/>
    </style:style>
    <style:style style:name="P14" style:family="paragraph" style:parent-style-name="Contenuto_20_tabella_20_centrato">
      <style:text-properties officeooo:paragraph-rsid="006fe5d0"/>
    </style:style>
    <style:style style:name="P15" style:family="paragraph" style:parent-style-name="Contenuto_20_tabella_20_centrato">
      <style:text-properties officeooo:paragraph-rsid="0085de22"/>
    </style:style>
    <style:style style:name="P16" style:family="paragraph" style:parent-style-name="Contenuto_20_tabella_20_lungo">
      <style:text-properties officeooo:paragraph-rsid="006fe5d0"/>
    </style:style>
    <style:style style:name="P17" style:family="paragraph" style:parent-style-name="Contenuto_20_tabella_20_lungo">
      <style:text-properties officeooo:paragraph-rsid="0083a2c2"/>
    </style:style>
    <style:style style:name="P18" style:family="paragraph" style:parent-style-name="Contenuto_20_tabella_20_lungo">
      <style:text-properties officeooo:paragraph-rsid="00ad720a"/>
    </style:style>
    <style:style style:name="P19" style:family="paragraph" style:parent-style-name="Contents_20_2">
      <style:paragraph-properties>
        <style:tab-stops/>
      </style:paragraph-properties>
    </style:style>
    <style:style style:name="P20" style:family="paragraph" style:parent-style-name="Contents_20_4">
      <style:paragraph-properties>
        <style:tab-stops/>
      </style:paragraph-properties>
    </style:style>
    <style:style style:name="P21" style:family="paragraph" style:parent-style-name="Contents_20_3">
      <style:paragraph-properties>
        <style:tab-stops/>
      </style:paragraph-properties>
    </style:style>
    <style:style style:name="P22" style:family="paragraph" style:parent-style-name="Contents_20_2">
      <style:paragraph-properties>
        <style:tab-stops/>
      </style:paragraph-properties>
    </style:style>
    <style:style style:name="P23" style:family="paragraph" style:parent-style-name="Contents_20_3">
      <style:paragraph-properties>
        <style:tab-stops/>
      </style:paragraph-properties>
    </style:style>
    <style:style style:name="P24" style:family="paragraph" style:parent-style-name="Contents_20_4">
      <style:paragraph-properties>
        <style:tab-stops/>
      </style:paragraph-properties>
    </style:style>
    <style:style style:name="P25" style:family="paragraph" style:parent-style-name="Contenuto_20_tabella_20_lungo" style:list-style-name="EG_20_Elenco_20_semplice"/>
    <style:style style:name="P26" style:family="paragraph" style:parent-style-name="Contenuto_20_tabella_20_lungo" style:list-style-name="EG_20_Elenco_20_semplice">
      <style:text-properties officeooo:paragraph-rsid="0083a2c2"/>
    </style:style>
    <style:style style:name="P27" style:family="paragraph" style:parent-style-name="EG_20_Nota" style:list-style-name="EG_20_All_20_nota_20_auto">
      <style:text-properties officeooo:paragraph-rsid="00647f17"/>
    </style:style>
    <style:style style:name="P28" style:family="paragraph" style:parent-style-name="EG_20_Nota" style:list-style-name="EG_20_All_20_nota_20_auto">
      <style:text-properties officeooo:rsid="00712ecc" officeooo:paragraph-rsid="00647f17"/>
    </style:style>
    <style:style style:name="P29" style:family="paragraph" style:parent-style-name="Heading_20_2" style:master-page-name="EG_20_Capitoli_20_prima">
      <style:paragraph-properties style:page-number="auto"/>
      <style:text-properties officeooo:paragraph-rsid="00a34795"/>
    </style:style>
    <style:style style:name="P30" style:family="paragraph" style:parent-style-name="Heading_20_3">
      <style:text-properties officeooo:paragraph-rsid="005cef9f"/>
    </style:style>
    <style:style style:name="P31" style:family="paragraph" style:parent-style-name="Heading_20_3" style:master-page-name="EG_20_Capitoli">
      <style:paragraph-properties style:page-number="2" fo:break-before="page"/>
      <style:text-properties officeooo:paragraph-rsid="005cef9f"/>
    </style:style>
    <style:style style:name="P32" style:family="paragraph" style:parent-style-name="Heading_20_3" style:master-page-name="">
      <style:paragraph-properties style:page-number="auto" fo:break-before="page"/>
    </style:style>
    <style:style style:name="P33" style:family="paragraph" style:parent-style-name="Heading_20_3" style:master-page-name="">
      <style:paragraph-properties style:page-number="auto" fo:break-before="page"/>
      <style:text-properties officeooo:paragraph-rsid="005cef9f"/>
    </style:style>
    <style:style style:name="P34" style:family="paragraph" style:parent-style-name="Heading_20_4">
      <style:text-properties officeooo:paragraph-rsid="005cef9f"/>
    </style:style>
    <style:style style:name="P35" style:family="paragraph" style:parent-style-name="Heading_20_4">
      <style:text-properties officeooo:rsid="006ea2f7" officeooo:paragraph-rsid="006ea2f7"/>
    </style:style>
    <style:style style:name="P36" style:family="paragraph" style:parent-style-name="Heading_20_4" style:master-page-name="">
      <style:paragraph-properties style:page-number="auto" fo:break-before="page"/>
      <style:text-properties officeooo:paragraph-rsid="0085de22"/>
    </style:style>
    <style:style style:name="P37" style:family="paragraph" style:parent-style-name="Heading_20_4" style:master-page-name="">
      <style:paragraph-properties style:page-number="auto" fo:break-before="page"/>
      <style:text-properties officeooo:paragraph-rsid="0071a120"/>
    </style:style>
    <style:style style:name="P38" style:family="paragraph" style:parent-style-name="Table" style:list-style-name="EG_20_All_20_commi">
      <style:paragraph-properties fo:margin-left="0cm" fo:margin-right="0cm" fo:text-indent="0cm" style:auto-text-indent="false"/>
      <style:text-properties officeooo:paragraph-rsid="006fe5d0"/>
    </style:style>
    <style:style style:name="P39" style:family="paragraph" style:parent-style-name="Text_20_body" style:list-style-name="EG_20_All_20_commi"/>
    <style:style style:name="P40" style:family="paragraph" style:parent-style-name="Text_20_body" style:list-style-name="EG_20_All_20_commi">
      <style:text-properties officeooo:paragraph-rsid="005cef9f"/>
    </style:style>
    <style:style style:name="P41" style:family="paragraph" style:parent-style-name="Text_20_body" style:list-style-name="EG_20_All_20_commi">
      <style:text-properties officeooo:paragraph-rsid="006239a9"/>
    </style:style>
    <style:style style:name="P42" style:family="paragraph" style:parent-style-name="Text_20_body" style:list-style-name="EG_20_All_20_commi">
      <style:text-properties officeooo:paragraph-rsid="006e861c"/>
    </style:style>
    <style:style style:name="P43" style:family="paragraph" style:parent-style-name="Text_20_body" style:list-style-name="EG_20_All_20_commi">
      <style:text-properties officeooo:paragraph-rsid="00895df7"/>
    </style:style>
    <style:style style:name="P44" style:family="paragraph" style:parent-style-name="Text_20_body" style:list-style-name="EG_20_All_20_commi">
      <style:text-properties officeooo:paragraph-rsid="0062e6f1"/>
    </style:style>
    <style:style style:name="P45" style:family="paragraph" style:parent-style-name="Text_20_body" style:list-style-name="EG_20_All_20_commi">
      <style:text-properties officeooo:paragraph-rsid="00757ceb"/>
    </style:style>
    <style:style style:name="P46" style:family="paragraph" style:parent-style-name="Text_20_body" style:list-style-name="EG_20_All_20_commi">
      <style:text-properties officeooo:paragraph-rsid="00ad4a6e"/>
    </style:style>
    <style:style style:name="P47" style:family="paragraph" style:parent-style-name="Text_20_body" style:list-style-name="EG_20_All_20_commi">
      <style:text-properties officeooo:paragraph-rsid="00647845"/>
    </style:style>
    <style:style style:name="P48" style:family="paragraph" style:parent-style-name="Text_20_body" style:list-style-name="EG_20_All_20_commi">
      <style:text-properties officeooo:paragraph-rsid="006ea2f7"/>
    </style:style>
    <style:style style:name="P49" style:family="paragraph" style:parent-style-name="Text_20_body" style:list-style-name="EG_20_All_20_commi">
      <style:text-properties officeooo:paragraph-rsid="00647f17"/>
    </style:style>
    <style:style style:name="P50" style:family="paragraph" style:parent-style-name="Text_20_body" style:list-style-name="EG_20_All_20_commi">
      <style:text-properties officeooo:paragraph-rsid="0083a2c2"/>
    </style:style>
    <style:style style:name="P51" style:family="paragraph" style:parent-style-name="Text_20_body" style:list-style-name="EG_20_All_20_commi">
      <style:text-properties officeooo:paragraph-rsid="0085de22"/>
    </style:style>
    <style:style style:name="P52" style:family="paragraph" style:parent-style-name="Text_20_body" style:list-style-name="EG_20_All_20_commi">
      <style:text-properties officeooo:paragraph-rsid="0071a120"/>
    </style:style>
    <style:style style:name="P53" style:family="paragraph" style:parent-style-name="Text_20_body" style:list-style-name="EG_20_All_20_commi">
      <style:text-properties officeooo:paragraph-rsid="00694ab9"/>
    </style:style>
    <style:style style:name="P54" style:family="paragraph" style:parent-style-name="Text_20_body" style:list-style-name="EG_20_All_20_commi">
      <style:text-properties officeooo:paragraph-rsid="006a9e72"/>
    </style:style>
    <style:style style:name="P55" style:family="paragraph" style:parent-style-name="Text_20_body">
      <style:text-properties officeooo:paragraph-rsid="005cef9f"/>
    </style:style>
    <style:style style:name="P56" style:family="paragraph" style:parent-style-name="Text_20_body">
      <style:text-properties officeooo:paragraph-rsid="006239a9"/>
    </style:style>
    <style:style style:name="P57" style:family="paragraph" style:parent-style-name="Text_20_body" style:list-style-name="EG_20_All_20_commi">
      <style:text-properties officeooo:rsid="006e861c" officeooo:paragraph-rsid="006e861c"/>
    </style:style>
    <style:style style:name="P58" style:family="paragraph" style:parent-style-name="Text_20_body">
      <style:text-properties officeooo:paragraph-rsid="006ff183"/>
    </style:style>
    <style:style style:name="P59" style:family="paragraph" style:parent-style-name="Text_20_body" style:list-style-name="EG_20_All_20_commi">
      <style:text-properties officeooo:rsid="0070ba6b" officeooo:paragraph-rsid="00772532"/>
    </style:style>
    <style:style style:name="P60" style:family="paragraph" style:parent-style-name="Text_20_body">
      <style:text-properties officeooo:paragraph-rsid="0085de22"/>
    </style:style>
    <style:style style:name="P61" style:family="paragraph" style:parent-style-name="Text_20_body" style:list-style-name="EG_20_All_20_commi">
      <style:text-properties officeooo:rsid="0073956f" officeooo:paragraph-rsid="0085de22"/>
    </style:style>
    <style:style style:name="P62" style:family="paragraph" style:parent-style-name="Text_20_body">
      <style:text-properties officeooo:paragraph-rsid="0071a120"/>
    </style:style>
    <style:style style:name="T1" style:family="text">
      <style:text-properties officeooo:rsid="005f8bbe"/>
    </style:style>
    <style:style style:name="T2" style:family="text">
      <style:text-properties officeooo:rsid="006239a9"/>
    </style:style>
    <style:style style:name="T3" style:family="text">
      <style:text-properties officeooo:rsid="0062e6f1"/>
    </style:style>
    <style:style style:name="T4" style:family="text">
      <style:text-properties officeooo:rsid="0063491e"/>
    </style:style>
    <style:style style:name="T5" style:family="text">
      <style:text-properties fo:font-style="normal" officeooo:rsid="00679d07" style:font-style-asian="normal" style:font-style-complex="normal"/>
    </style:style>
    <style:style style:name="T6" style:family="text">
      <style:text-properties officeooo:rsid="00647845"/>
    </style:style>
    <style:style style:name="T7" style:family="text">
      <style:text-properties style:font-name="Liberation Serif1" style:font-name-asian="Liberation Serif1" style:font-name-complex="Liberation Serif1"/>
    </style:style>
    <style:style style:name="T8" style:family="text">
      <style:text-properties style:font-name="Liberation Sans" style:font-name-asian="WenQuanYi Zen Hei Sharp" style:font-name-complex="Lohit Devanagari"/>
    </style:style>
    <style:style style:name="T9" style:family="text">
      <style:text-properties officeooo:rsid="00647f17"/>
    </style:style>
    <style:style style:name="T10" style:family="text">
      <style:text-properties officeooo:rsid="006c0cde"/>
    </style:style>
    <style:style style:name="T11" style:family="text">
      <style:text-properties style:use-window-font-color="true" fo:font-size="11pt" style:font-size-asian="10.5pt"/>
    </style:style>
    <style:style style:name="T12" style:family="text">
      <style:text-properties fo:color="#21409a" fo:font-size="9pt" style:font-size-asian="10.5pt"/>
    </style:style>
    <style:style style:name="T13" style:family="text">
      <style:text-properties fo:color="#21409a" style:font-name="Liberation Sans1" fo:font-size="11pt" fo:font-weight="bold" officeooo:rsid="00b07af1" style:font-name-asian="Source Han Sans CN Regular" style:font-size-asian="14.1000003814697pt" style:font-weight-asian="bold" style:font-name-complex="Lohit Devanagari" style:font-size-complex="14.1000003814697pt" style:font-weight-complex="bold"/>
    </style:style>
    <style:style style:name="T14" style:family="text">
      <style:text-properties officeooo:rsid="00682f36"/>
    </style:style>
    <style:style style:name="T15" style:family="text">
      <style:text-properties officeooo:rsid="00694ab9"/>
    </style:style>
    <style:style style:name="T16" style:family="text">
      <style:text-properties officeooo:rsid="007edf78"/>
    </style:style>
    <style:style style:name="T17" style:family="text">
      <style:text-properties officeooo:rsid="006e861c"/>
    </style:style>
    <style:style style:name="T18" style:family="text">
      <style:text-properties officeooo:rsid="006ea2f7"/>
    </style:style>
    <style:style style:name="T19" style:family="text">
      <style:text-properties officeooo:rsid="0071a120"/>
    </style:style>
    <style:style style:name="T20" style:family="text">
      <style:text-properties officeooo:rsid="0071bae0"/>
    </style:style>
    <style:style style:name="T21" style:family="text">
      <style:text-properties officeooo:rsid="0073956f"/>
    </style:style>
    <style:style style:name="T22" style:family="text">
      <style:text-properties officeooo:rsid="00772532"/>
    </style:style>
    <style:style style:name="T23" style:family="text">
      <style:text-properties officeooo:rsid="007bd5bc"/>
    </style:style>
    <style:style style:name="T24" style:family="text">
      <style:text-properties officeooo:rsid="007fbdda"/>
    </style:style>
    <style:style style:name="T25" style:family="text">
      <style:text-properties officeooo:rsid="008160c4"/>
    </style:style>
    <style:style style:name="T26" style:family="text">
      <style:text-properties officeooo:rsid="00827980"/>
    </style:style>
    <style:style style:name="T27" style:family="text">
      <style:text-properties officeooo:rsid="0083a2c2"/>
    </style:style>
    <style:style style:name="T28" style:family="text">
      <style:text-properties officeooo:rsid="00840f2d"/>
    </style:style>
    <style:style style:name="T29" style:family="text">
      <style:text-properties officeooo:rsid="0085de22"/>
    </style:style>
    <style:style style:name="T30" style:family="text">
      <style:text-properties officeooo:rsid="009277e7"/>
    </style:style>
    <style:style style:name="T31" style:family="text">
      <style:text-properties officeooo:rsid="00940d78"/>
    </style:style>
    <style:style style:name="T32" style:family="text">
      <style:text-properties officeooo:rsid="009aee4b"/>
    </style:style>
    <style:style style:name="T33" style:family="text">
      <style:text-properties officeooo:rsid="00a68837"/>
    </style:style>
    <style:style style:name="T34" style:family="text">
      <style:text-properties officeooo:rsid="00a91167"/>
    </style:style>
    <style:style style:name="T35" style:family="text">
      <style:text-properties officeooo:rsid="00ad4a6e"/>
    </style:style>
    <style:style style:name="T36" style:family="text">
      <style:text-properties officeooo:rsid="00ad720a"/>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9" text:outline-level="2"><text:bookmark-start text:name="__RefHeading___Toc1995_4274643445"/><text:reference-mark-start text:name="ch aree atmosfere esplosive"/>Aree a rischio per atmosfere esplosive<text:bookmark-end text:name="__RefHeading___Toc1995_4274643445"/><text:reference-mark-end text:name="ch aree atmosfere esplosiv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9"/>
          <text:p text:style-name="P21"><text:a xlink:type="simple" xlink:href="#__RefHeading__2497_209232001" text:style-name="Index_20_Link" text:visited-style-name="Index_20_Link">Scopo e campo di applicazione</text:a></text:p>
          <text:p text:style-name="P21"><text:a xlink:type="simple" xlink:href="#__RefHeading__11244_2116948174" text:style-name="Index_20_Link" text:visited-style-name="Index_20_Link">Valutazione del rischio di esplosione</text:a></text:p>
          <text:p text:style-name="P20"><text:a xlink:type="simple" xlink:href="#__RefHeading__13560_349104064" text:style-name="Index_20_Link" text:visited-style-name="Index_20_Link">Individuazione delle condizioni generali di pericolo di esplosione</text:a></text:p>
          <text:p text:style-name="P20"><text:a xlink:type="simple" xlink:href="#__RefHeading___Toc1023_1660302057" text:style-name="Index_20_Link" text:visited-style-name="Index_20_Link">Identificazione delle caratteristiche delle sostanze infiammabili o polveri combustibili</text:a></text:p>
          <text:p text:style-name="P20"><text:a xlink:type="simple" xlink:href="#__RefHeading___Toc1025_1660302057" text:style-name="Index_20_Link" text:visited-style-name="Index_20_Link">Classificazione delle zone con pericolo di esplosione</text:a></text:p>
          <text:p text:style-name="P20"><text:a xlink:type="simple" xlink:href="#__RefHeading__13566_349104064" text:style-name="Index_20_Link" text:visited-style-name="Index_20_Link">Identificazione dei potenziali pericoli di innesco</text:a></text:p>
          <text:p text:style-name="P20"><text:a xlink:type="simple" xlink:href="#__RefHeading__13568_349104064" text:style-name="Index_20_Link" text:visited-style-name="Index_20_Link">Valutazione dell’entità degli effetti prevedibili di un’esplosione</text:a></text:p>
          <text:p text:style-name="P20"><text:a xlink:type="simple" xlink:href="#__RefHeading___Toc8331_1271504592" text:style-name="Index_20_Link" text:visited-style-name="Index_20_Link">Quantificazione del livello di protezione</text:a></text:p>
          <text:p text:style-name="P21"><text:a xlink:type="simple" xlink:href="#__RefHeading__13570_349104064" text:style-name="Index_20_Link" text:visited-style-name="Index_20_Link">Misure di prevenzione, protezione e gestionali</text:a></text:p>
          <text:p text:style-name="P20"><text:a xlink:type="simple" xlink:href="#__RefHeading__13782_349104064" text:style-name="Index_20_Link" text:visited-style-name="Index_20_Link">Prodotti</text:a></text:p>
          <text:p text:style-name="P20"><text:a xlink:type="simple" xlink:href="#__RefHeading___Toc4645_351725255" text:style-name="Index_20_Link" text:visited-style-name="Index_20_Link">Impianti</text:a></text:p>
          <text:p text:style-name="P20"><text:a xlink:type="simple" xlink:href="#__RefHeading__5892_321034902" text:style-name="Index_20_Link" text:visited-style-name="Index_20_Link">Opere da costruzione progettate per resistere alle esplosioni</text:a></text:p>
          <text:p text:style-name="P21"><text:a xlink:type="simple" xlink:href="#__RefHeading__13784_349104064" text:style-name="Index_20_Link" text:visited-style-name="Index_20_Link">Riferimenti</text:a></text:p>
        </text:index-body>
      </text:table-of-content>
      <text:p text:style-name="Standard"/>
      <text:h text:style-name="P31" text:outline-level="3"><text:bookmark-start text:name="__RefHeading__2497_209232001"/><text:span text:style-name="T13">Scopo e c</text:span>ampo di applicazione<text:bookmark-end text:name="__RefHeading__2497_209232001"/></text:h>
      <text:list xml:id="list226830405" text:style-name="EG_20_All_20_commi">
        <text:list-item text:start-value="1">
          <text:p text:style-name="P40">La presente regola tecnica verticale tratta i criteri di valutazione e riduzione del rischio <text:span text:style-name="T31">per atmosfere esplosive</text:span> <text:span text:style-name="T2">nelle</text:span> attività soggette.</text:p>
        </text:list-item>
        <text:list-item>
          <text:p text:style-name="P40">Ne<text:span text:style-name="T2">gli ambiti delle</text:span> attività in cui sono presenti <text:span text:style-name="Emphasis">sostanze infiammabili</text:span> allo stato di gas, vapori, nebbie o <text:span text:style-name="Emphasis">polveri </text:span><text:span text:style-name="Emphasis"><text:span text:style-name="T26">combustibili</text:span></text:span><text:span text:style-name="T26"> </text:span>in deposito, in ciclo di lavorazione o di trasformazione, in sistemi di trasposto, manipolazione o movimentazione, deve <text:span text:style-name="T2">essere </text:span>valuta<text:span text:style-name="T2">to</text:span> il rischio <text:span text:style-name="T31">per</text:span> <text:span text:style-name="T26">atmosfere esplosive</text:span>, individuando le misure tecniche necessarie al conseguimento dei seguenti obiettivi, in ordine di priorità decrescente:</text:p>
          <text:list>
            <text:list-item>
              <text:p text:style-name="P40">prevenire la formazione di atmosfere esplosive,<text:bookmark-start text:name="__DdeLink__1611_886408549"/></text:p>
            </text:list-item>
            <text:list-item>
              <text:p text:style-name="P55">evitare l<text:span text:style-name="T2">e sorgenti d</text:span>’accensione di atmosfere esplosive,</text:p>
            </text:list-item>
            <text:list-item>
              <text:p text:style-name="P56">attenuare i danni di un’esplosione in modo da garantire la salute e la sicurezza degli occupanti.</text:p>
            </text:list-item>
          </text:list>
          <text:p text:style-name="P41"><text:span text:style-name="T2">O</text:span>ve non fosse possibile prevenire la formazione di atmosfere esplosive o eliminare<text:span text:style-name="T2"> </text:span>le <text:span text:style-name="T35">sorgenti</text:span> d’accensione, <text:span text:style-name="T2">dovrebbe essere ridotta la probabilità di contemporanea presenza di atmosfere esplosive e sorgenti di accensione per quanto ragionevolmente </text:span><text:span text:style-name="Emphasis"><text:span text:style-name="T2">praticabile</text:span></text:span><text:span text:style-name="T2"> od </text:span><text:span text:style-name="Emphasis"><text:span text:style-name="T2">ottenibile</text:span></text:span><text:span text:style-name="T2">, secondo gli approcci ALARP (</text:span><text:span text:style-name="Emphasis"><text:span text:style-name="T2">as low as reasonably practicable</text:span></text:span><text:span text:style-name="T2">) o ALARA (</text:span><text:span text:style-name="Emphasis"><text:span text:style-name="T2">as low as reasonably achievable</text:span></text:span><text:span text:style-name="T2">).</text:span></text:p>
        </text:list-item>
        <text:list-item>
          <text:p text:style-name="P42">Gli obiettivi del comma 2 <text:span text:style-name="T17">sono</text:span> conseguiti <text:span text:style-name="T17">tramite:</text:span></text:p>
          <text:list>
            <text:list-item>
              <text:p text:style-name="P57">la <text:span text:style-name="Emphasis">valutazione del rischio di esplosione</text:span> di cui al paragrafo <text:bookmark-ref text:reference-format="number" text:ref-name="__RefHeading__11244_2116948174">V.2.2</text:bookmark-ref>;</text:p>
            </text:list-item>
            <text:list-item>
              <text:p text:style-name="P43"><text:span text:style-name="T30">l’adozione delle </text:span><text:span text:style-name="Emphasis"><text:span text:style-name="T28">misure di prevenzione, protezione e gestionali</text:span></text:span><text:span text:style-name="T28"> di cui al paragrafo </text:span><text:span text:style-name="T28"><text:bookmark-ref text:reference-format="number-no-superior" text:ref-name="__RefHeading__13570_349104064">V.2.3</text:bookmark-ref></text:span><text:bookmark-end text:name="__DdeLink__1611_886408549"/><text:span text:style-name="T28">.</text:span></text:p>
            </text:list-item>
          </text:list>
        </text:list-item>
      </text:list>
      <text:h text:style-name="P30" text:outline-level="3"><text:bookmark-start text:name="__RefHeading__11244_2116948174"/>Valutazione del rischio di esplosione<text:bookmark-end text:name="__RefHeading__11244_2116948174"/></text:h>
      <text:list xml:id="list183132376641754" text:continue-list="list226830405" text:style-name="EG_20_All_20_commi">
        <text:list-item text:start-value="1">
          <text:p text:style-name="P40">La valutazione del rischio di esplosione deve essere effettuata <text:span text:style-name="T17">secondo</text:span> le seguenti fasi, <text:span text:style-name="T17">dettagliate nei seguenti paragrafi</text:span>:</text:p>
          <text:list>
            <text:list-item>
              <text:p text:style-name="P40">individuazione delle <text:span text:style-name="Emphasis">condizioni generali di pericolo di esplosione</text:span>;</text:p>
            </text:list-item>
          </text:list>
        </text:list-item>
      </text:list>
      <text:list xml:id="list3287742688" text:style-name="EG_20_All_20_nota_20_auto">
        <text:list-item>
          <text:p text:style-name="EG_20_Nota">In questa fase devono essere individuati gli ambiti dell’attività con presenza di sostanze infiammabili o polveri combustibili. <text:span text:style-name="T3">Ad esempio:</text:span> sistemi di contenimento dai quali è possibile il rilascio di sostanze infiammabili o polveri combustibili, sia nel funzionamento normale o in caso di disfunzioni; condizioni ambientali per la miscelazione delle sostanze rilasciate e la formazione di atmosfere esplosive; installazioni con presenza di sorgenti di accensione efficaci nel funzionamento normale o in caso di disfunzioni; …</text:p>
        </text:list-item>
      </text:list>
      <text:list xml:id="list183132235409729" text:continue-list="list183132376641754" text:style-name="EG_20_All_20_commi">
        <text:list-item>
          <text:list>
            <text:list-item>
              <text:p text:style-name="P44">identificazione delle <text:span text:style-name="Emphasis">caratteristiche</text:span> delle sostanze infiammabili o polveri combustibili<text:span text:style-name="T4"> che possono dar luogo ad atmosfere esplosive</text:span>;</text:p>
            </text:list-item>
            <text:list-item>
              <text:p text:style-name="P45"><text:span text:style-name="T18">classificazione delle zone con pericolo di esplosione, tramite stima</text:span><text:bookmark-start text:name="__DdeLink__16535_1705452036"/> della probabilità di <text:span text:style-name="T35">presenza</text:span>, della durata e dell’estensione delle atmosfere esplosive;<text:bookmark-end text:name="__DdeLink__16535_1705452036"/></text:p>
            </text:list-item>
            <text:list-item>
              <text:p text:style-name="P45">identificazione dei potenziali <text:span text:style-name="Emphasis">pericoli di innesco</text:span> e stima della probabilità che le <text:span text:style-name="Emphasis">sorgenti di accensione</text:span> individuate possano <text:span text:style-name="T24">diventare</text:span> efficaci;</text:p>
            </text:list-item>
            <text:list-item>
              <text:p text:style-name="P45">valutazione dell’entità degli <text:span text:style-name="Emphasis">effetti</text:span> prevedibili di un’esplosione;</text:p>
            </text:list-item>
            <text:list-item>
              <text:p text:style-name="P40">quantificazione del livello di <text:span text:style-name="Emphasis"><text:span text:style-name="T25">protezione.</text:span></text:span></text:p>
            </text:list-item>
          </text:list>
        </text:list-item>
      </text:list>
      <text:h text:style-name="P34" text:outline-level="4"><text:bookmark-start text:name="__RefHeading__13560_349104064"/>Individuazione <text:span text:style-name="T17">delle</text:span> condizioni generali di pericolo di esplosione<text:bookmark-end text:name="__RefHeading__13560_349104064"/></text:h>
      <text:list xml:id="list183131811103944" text:continue-list="list183132235409729" text:style-name="EG_20_All_20_commi">
        <text:list-item text:start-value="1">
          <text:p text:style-name="P55">L’individuazione delle condizioni generali di pericolo di esplosione comporta lo studio <text:span text:style-name="T3">degli ambiti</text:span> pericolosi <text:span text:style-name="T3">dell’attività</text:span>, delle apparecchiature e degli impianti <text:soft-page-break/>di processo e tecnologici presenti, considerando anche l’organizzazione del lavoro e le <text:span text:style-name="T3">funzioni</text:span> svolte negli ambiti oggetto di valutazione.</text:p>
        </text:list-item>
        <text:list-item>
          <text:p text:style-name="P40">Le analisi da condurre sulle apparecchiature e sugli impianti di processo e tecnologici devono essere mirate all’individuazione:</text:p>
          <text:list>
            <text:list-item>
              <text:p text:style-name="P46">delle potenziali sorgenti di emissione;</text:p>
            </text:list-item>
            <text:list-item>
              <text:p text:style-name="P46">delle potenziali <text:span text:style-name="T3">sorgenti di accensione</text:span> presenti;</text:p>
            </text:list-item>
            <text:list-item>
              <text:p text:style-name="P40">delle caratteristiche costruttive, di installazione, d’uso e di manutenzione verificando la conformità:</text:p>
              <text:list>
                <text:list-item>
                  <text:p text:style-name="P40">alle eventuali specifiche disposizioni legislative <text:span text:style-name="T3">o specifiche tecniche armonizzate</text:span> di prodotto;</text:p>
                </text:list-item>
                <text:list-item>
                  <text:p text:style-name="P40">alle norme <text:span text:style-name="T3">applicabili</text:span>;</text:p>
                </text:list-item>
                <text:list-item>
                  <text:p text:style-name="P40">alle istruzioni dei fabbricanti.</text:p>
                </text:list-item>
              </text:list>
            </text:list-item>
          </text:list>
        </text:list-item>
      </text:list>
      <text:h text:style-name="P34" text:outline-level="4"><text:bookmark-start text:name="__RefHeading___Toc1023_1660302057"/>Identificazione delle caratteristiche<text:line-break/>delle sostanze infiammabili <text:span text:style-name="T28">o polveri combustibili</text:span><text:bookmark-end text:name="__RefHeading___Toc1023_1660302057"/></text:h>
      <text:list xml:id="list183131243363076" text:continue-list="list183131811103944" text:style-name="EG_20_All_20_commi">
        <text:list-item text:start-value="1">
          <text:p text:style-name="P44">Per le sostanze infiammabili <text:span text:style-name="T30">e le polveri combustibili </text:span>devono essere individuate le caratteristiche chimico-fisiche pertinenti all’esplosione, in tutte le condizioni ambientali significative e le caratteristiche dei sistemi di <text:span text:style-name="T3">trattamento, di </text:span>deposito o <text:span text:style-name="T3">di </text:span>stoccaggio previsti.</text:p>
        </text:list-item>
      </text:list>
      <text:h text:style-name="P35" text:outline-level="4"><text:bookmark-start text:name="__RefHeading___Toc1025_1660302057"/>Classificazione delle zone <text:span text:style-name="T23">con pericolo </text:span>di esplosione<text:bookmark-end text:name="__RefHeading___Toc1025_1660302057"/></text:h>
      <text:list xml:id="list183131575603305" text:continue-list="list183131243363076" text:style-name="EG_20_All_20_commi">
        <text:list-item text:start-value="1">
          <text:p text:style-name="P47"><text:span text:style-name="T18">Le attività</text:span>, dove vengono lavorate o depositate sostanze infiammabili <text:span text:style-name="T28">o polveri combustibili</text:span>, devono essere progettat<text:span text:style-name="T18">e</text:span>, <text:span text:style-name="T34">realizzate, </text:span>esercit<text:span text:style-name="T18">e</text:span> e man<text:span text:style-name="T34">u</text:span>tenut<text:span text:style-name="T18">e</text:span> in modo da ridurre al minimo le emissioni di sostanze infiammabili e le conseguenti estensioni delle <text:span text:style-name="T35">aree</text:span> interessate dal rilascio, con riferimento a <text:span text:style-name="Emphasis">frequenza</text:span> <text:span text:style-name="T6">o </text:span><text:span text:style-name="Emphasis"><text:span text:style-name="T6">probabilità di accadimento</text:span></text:span><text:span text:style-name="Emphasis">, durata </text:span>e<text:span text:style-name="Emphasis"> quantità</text:span> delle emissioni.</text:p>
        </text:list-item>
        <text:list-item>
          <text:p text:style-name="P48"><text:span text:style-name="T6">Gli ambiti</text:span> a rischio di esplosione devono essere ripartit<text:span text:style-name="T6">i</text:span> in zone in base alla <text:span text:style-name="T35">probabilità di presenza</text:span> dell’atmosfer<text:span text:style-name="T26">a</text:span> esplosiv<text:span text:style-name="T26">a</text:span> così come definito nella tabella <text:sequence-ref text:reference-format="value" text:ref-name="refTable0">V.2-1</text:sequence-ref>. L’individuazione delle zone pericolose e della relativa probabilità di accadimento deve essere condotta secondo l<text:span text:style-name="T18">e norme</text:span> applicabil<text:span text:style-name="T18">i</text:span>.</text:p>
        </text:list-item>
        <text:list-item>
          <text:p text:style-name="P48">La suddivisione in zone dei luoghi con pericolo di esplosione può essere effettuata anche attraverso l’utilizzo di codici di calcolo riconosciuti che consentano una classificazione secondo la tabella <text:sequence-ref text:reference-format="value" text:ref-name="refTable0">V.2-1</text:sequence-ref>.</text:p>
        </text:list-item>
        <text:list-item>
          <text:p text:style-name="P49">Ai fini della rispondenza alle indicazioni della tabella <text:sequence-ref text:reference-format="value" text:ref-name="refTable0">V.2-1</text:sequence-ref>, la classificazione delle zone dovrebbe essere basata sui ratei di guasto delle sorgenti di emissione e de<text:span text:style-name="T10">i</text:span> sistem<text:span text:style-name="T10">i</text:span> di controllo ambientale (<text:span text:style-name="T10">es. </text:span>ventilazione, aspirazione, pressurizzazione, <text:span text:style-name="T11">…</text:span>).</text:p>
        </text:list-item>
      </text:list>
      <table:table table:name="Table1" table:style-name="Table1">
        <table:table-column table:style-name="Table1.A" table:number-columns-repeated="2"/>
        <table:table-column table:style-name="Table1.C"/>
        <table:table-column table:style-name="Table1.D"/>
        <table:table-column table:style-name="Table1.E"/>
        <text:soft-page-break/>
        <table:table-row>
          <table:table-cell table:style-name="Table1.A1" office:value-type="string">
            <text:p text:style-name="P3">Zona per la presenza di gas, vapori e nebbie</text:p>
          </table:table-cell>
          <table:table-cell table:style-name="Table1.A1" office:value-type="string">
            <text:p text:style-name="P3">Zona per la presenza di polveri</text:p>
          </table:table-cell>
          <table:table-cell table:style-name="Table1.A1" office:value-type="string">
            <text:p text:style-name="P3">Classificazione<text:line-break/>delle aree a rischio di esplosione</text:p>
          </table:table-cell>
          <table:table-cell table:style-name="Table1.A1" office:value-type="string">
            <text:p text:style-name="P2">P [1]</text:p>
          </table:table-cell>
          <table:table-cell table:style-name="Table1.E1" office:value-type="string">
            <text:p text:style-name="P2">D [2]</text:p>
          </table:table-cell>
        </table:table-row>
        <table:table-row>
          <table:table-cell table:style-name="Table1.A2" office:value-type="float" office:value="0">
            <text:p text:style-name="P14">0</text:p>
          </table:table-cell>
          <table:table-cell table:style-name="Table1.A2" office:value-type="float" office:value="20">
            <text:p text:style-name="P14">20</text:p>
          </table:table-cell>
          <table:table-cell table:style-name="Table1.C2" office:value-type="string">
            <text:p text:style-name="Contenuto_20_tabella_20_lungo">Luogo in cui un’atmosfera esplosiva è presente in permanenza o per lunghi periodi o frequentemente (<text:span text:style-name="T6">i</text:span>l pericolo è presente sempre o frequentemente)</text:p>
          </table:table-cell>
          <table:table-cell table:style-name="Table1.D2" office:value-type="string">
            <text:p text:style-name="P14">P &gt; 10<text:span text:style-name="EG_20_Apice">-1</text:span></text:p>
          </table:table-cell>
          <table:table-cell table:style-name="Table1.E2" office:value-type="string">
            <text:p text:style-name="P14"><text:span text:style-name="T6">D</text:span> &gt; 10<text:span text:style-name="EG_20_Apice"><text:span text:style-name="T6">3</text:span></text:span></text:p>
          </table:table-cell>
        </table:table-row>
        <table:table-row table:style-name="Table1.3">
          <table:table-cell table:style-name="Table1.A3" office:value-type="float" office:value="1">
            <text:p text:style-name="P14">1</text:p>
          </table:table-cell>
          <table:table-cell table:style-name="Table1.A3" office:value-type="float" office:value="21">
            <text:p text:style-name="P14">21</text:p>
          </table:table-cell>
          <table:table-cell table:style-name="Table1.C3" office:value-type="string">
            <text:p text:style-name="Contenuto_20_tabella_20_lungo">Luogo in cui è probabile che un’atmosfera esplosiva si presenti occasionalmente durante il funzionamento normale (<text:span text:style-name="T6">i</text:span>l pericolo è presente talvolta)</text:p>
          </table:table-cell>
          <table:table-cell table:style-name="Table1.D3" office:value-type="string">
            <text:p text:style-name="P13"><text:span text:style-name="T8">10</text:span><text:span text:style-name="EG_20_Apice"><text:span text:style-name="T8">-3</text:span></text:span> &lt; P <text:span text:style-name="T7">≤</text:span><text:span text:style-name="T8"> 10</text:span><text:span text:style-name="EG_20_Apice"><text:span text:style-name="T8">-1</text:span></text:span></text:p>
          </table:table-cell>
          <table:table-cell table:style-name="Table1.E3" office:value-type="string">
            <text:p text:style-name="P13"><text:span text:style-name="T8">10</text:span> &lt; D <text:span text:style-name="T7">≤</text:span><text:span text:style-name="T8"> 10</text:span><text:span text:style-name="EG_20_Apice"><text:span text:style-name="T8">3</text:span></text:span></text:p>
          </table:table-cell>
        </table:table-row>
        <table:table-row table:style-name="Table1.3">
          <table:table-cell table:style-name="Table1.A3" office:value-type="float" office:value="2">
            <text:p text:style-name="P14">2</text:p>
          </table:table-cell>
          <table:table-cell table:style-name="Table1.A3" office:value-type="float" office:value="22">
            <text:p text:style-name="P14">22</text:p>
          </table:table-cell>
          <table:table-cell table:style-name="Table1.C4" office:value-type="string">
            <text:p text:style-name="Contenuto_20_tabella_20_lungo">Luogo in cui è improbabile che un’atmosfera esplosiva si presenti durante il normale funzionamento, ma che, se si presenta, persiste solo per un breve periodo (il pericolo è presente raramente o quasi mai)</text:p>
          </table:table-cell>
          <table:table-cell table:style-name="Table1.D4" office:value-type="string">
            <text:p text:style-name="P13"><text:span text:style-name="T8">10</text:span><text:span text:style-name="EG_20_Apice"><text:span text:style-name="T8">-5</text:span></text:span> &lt; P <text:span text:style-name="T7">≤</text:span><text:span text:style-name="T8"> 10</text:span><text:span text:style-name="EG_20_Apice"><text:span text:style-name="T8">-3</text:span></text:span></text:p>
          </table:table-cell>
          <table:table-cell table:style-name="Table1.E4" office:value-type="string">
            <text:p text:style-name="P13"><text:span text:style-name="T8">10</text:span><text:span text:style-name="EG_20_Apice"><text:span text:style-name="T8">-1</text:span></text:span> &lt; D <text:span text:style-name="T7">≤</text:span><text:span text:style-name="T8"> 10</text:span></text:p>
          </table:table-cell>
        </table:table-row>
        <table:table-row table:style-name="Table1.5">
          <table:table-cell table:style-name="Table1.A5" table:number-columns-spanned="2" office:value-type="string">
            <text:p text:style-name="P13">NP</text:p>
          </table:table-cell>
          <table:covered-table-cell/>
          <table:table-cell table:style-name="Table1.C5" office:value-type="string">
            <text:p text:style-name="Contenuto_20_tabella_20_lungo">Luogo in cui è trascurabile la probabilità <text:span text:style-name="T35">di presenza dell’</text:span>atmosfera esplosiva (<text:span text:style-name="Emphasis">negligible presence</text:span>). Le zone NP sono considerate non pericolose.</text:p>
          </table:table-cell>
          <table:table-cell table:style-name="Table1.D5" office:value-type="string">
            <text:p text:style-name="P13">P &lt; 10<text:span text:style-name="EG_20_Apice">-5</text:span></text:p>
          </table:table-cell>
          <table:table-cell table:style-name="Table1.E5" office:value-type="string">
            <text:p text:style-name="P14">-</text:p>
          </table:table-cell>
        </table:table-row>
        <table:table-row table:style-name="Table1.5">
          <table:table-cell table:style-name="Table1.A6" table:number-columns-spanned="2" office:value-type="string">
            <text:p text:style-name="P14">NE</text:p>
          </table:table-cell>
          <table:covered-table-cell/>
          <table:table-cell table:style-name="Table1.C6" office:value-type="string">
            <text:p text:style-name="Contenuto_20_tabella_20_lungo">Luogo in cui il volume dell’atmosfera esplosiva è di estensione trascurabile (<text:span text:style-name="Emphasis">negligible exten</text:span><text:span text:style-name="Emphasis"><text:span text:style-name="T35">t</text:span></text:span>). <text:span text:style-name="T35">Generalmente l</text:span><text:span text:style-name="Emphasis"><text:span text:style-name="T5">e zone NE sono considerate non pericolose.</text:span></text:span></text:p>
          </table:table-cell>
          <table:table-cell table:style-name="Table1.D6" office:value-type="string">
            <text:p text:style-name="P14">-</text:p>
          </table:table-cell>
          <table:table-cell table:style-name="Table1.E6" office:value-type="string">
            <text:p text:style-name="P14">-</text:p>
          </table:table-cell>
        </table:table-row>
        <table:table-row table:style-name="Table1.5">
          <table:table-cell table:style-name="Table1.A7" table:number-columns-spanned="5" office:value-type="string">
            <text:p text:style-name="P16">[1] Probabilità P di <text:span text:style-name="T35">presenza</text:span> su base annua [eventi/anno]</text:p>
            <text:p text:style-name="P16">[2] Durata D di presenza ATEX su base annua [ore/anno]</text:p>
          </table:table-cell>
          <table:covered-table-cell/>
          <table:covered-table-cell/>
          <table:covered-table-cell/>
          <table:covered-table-cell/>
        </table:table-row>
      </table:table>
      <text:p text:style-name="P7">Tabella <text:sequence text:ref-name="refTable0" text:name="Table" text:formula="ooow:Table+1" style:num-format="1">V.2-1</text:sequence>: Classificazione delle zone con presenza di atmosfera esplosiva.</text:p>
      <text:h text:style-name="P34" text:outline-level="4"><text:bookmark-start text:name="__RefHeading__13566_349104064"/>Identificazione dei potenziali pericoli <text:span text:style-name="T28">di </text:span>innesco<text:bookmark-end text:name="__RefHeading__13566_349104064"/></text:h>
      <text:list xml:id="list183131514544791" text:continue-list="list183131575603305" text:style-name="EG_20_All_20_commi">
        <text:list-item text:start-value="1">
          <text:p text:style-name="P55">I pericoli di innesco sono strettamente legati a<text:span text:style-name="T24">lla</text:span> presenza di <text:span text:style-name="Emphasis">sorgenti di accensione</text:span> ed a<text:span text:style-name="T24">lle</text:span> <text:span text:style-name="Emphasis">proprietà di accensione</text:span> delle miscele potenzialmente esplosive.</text:p>
        </text:list-item>
        <text:list-item>
          <text:p text:style-name="P49">Un elenco di possibili sorgenti di accensione da ricercare nelle apparecchiature, negli impianti di processo e negli impianti tecnologici <text:span text:style-name="T35">e </text:span>di servizio è indicato in tabella <text:sequence-ref text:reference-format="value" text:ref-name="refTable1">V.2-2</text:sequence-ref>.</text:p>
        </text:list-item>
        <text:list-item>
          <text:p text:style-name="P49">L’accensione di un’atmosfera esplosiva è strettamente dipendente dalla <text:span text:style-name="T9">possibilità</text:span> con cui le sorgenti di accensione <text:span text:style-name="T9">si manifestano e diventano efficaci, a contatto con la miscela esplosiva</text:span>. A tale fine, le sorgenti di accensione possono essere così classificate:</text:p>
          <text:list>
            <text:list-item>
              <text:p text:style-name="P55">sorgenti di accensione che possono manifestarsi <text:span text:style-name="Emphasis">continuamente o frequentemente</text:span>, in genere presenti durante le normali operazioni;</text:p>
            </text:list-item>
            <text:list-item>
              <text:p text:style-name="P55">sorgenti di accensione che possono manifestarsi in circostanze <text:span text:style-name="Emphasis">rare</text:span>, in genere a seguito di malfunzionamenti prevedibili;</text:p>
            </text:list-item>
            <text:list-item>
              <text:p text:style-name="P55">sorgenti di accensione che possono manifestarsi in circostanze <text:span text:style-name="Emphasis">molto rare</text:span>, in genere a seguito di malfunzionamenti estremamente rari.</text:p>
            </text:list-item>
          </text:list>
        </text:list-item>
        <text:list-item>
          <text:p text:style-name="P55">In termini di <text:span text:style-name="T35">apparecchi</text:span>, sistemi di protezione e componenti utilizzati, la classificazione del comma precedente deve essere ritenuta equivalente a:</text:p>
          <text:list>
            <text:list-item>
              <text:p text:style-name="P55">sorgenti di accensione che possono manifestarsi durante il <text:span text:style-name="Emphasis">normale funzionamento</text:span>;</text:p>
            </text:list-item>
            <text:list-item>
              <text:p text:style-name="P55">sorgenti di accensione che possono manifestarsi unicamente a seguito di <text:span text:style-name="Emphasis">disfunzioni previste</text:span>;</text:p>
            </text:list-item>
            <text:list-item>
              <text:p text:style-name="P55">sorgenti di accensione che possono manifestarsi unicamente a seguito di <text:span text:style-name="Emphasis">disfunzioni rare</text:span>.</text:p>
            </text:list-item>
          </text:list>
        </text:list-item>
        <text:list-item>
          <text:p text:style-name="P55"><text:soft-page-break/>Essendo necessario assicurare un livello di <text:span text:style-name="T9">protezione</text:span> adeguato, in nessuna delle zone <text:span text:style-name="T24">pericolose </text:span>della tabella <text:sequence-ref text:reference-format="value" text:ref-name="refTable0">V.2-1</text:sequence-ref><text:s/><text:span text:style-name="T24">(0/20, 1/21, 2/22) </text:span>sono consentite <text:span text:style-name="T36">sorgenti d’accensione</text:span> frequenti o continu<text:span text:style-name="T36">e</text:span>.</text:p>
        </text:list-item>
      </text:list>
      <text:list xml:id="list183131574156248" text:continue-list="list3287742688" text:style-name="EG_20_All_20_nota_20_auto">
        <text:list-item>
          <text:p text:style-name="P27">Possono essere considerati come riferimento i valori di probabilità delle sorgenti di accensione riportati nella tabella C10 della norma EI <text:span text:style-name="T9">15:2015 “</text:span><text:span text:style-name="Emphasis">Model code of safe practice Part 15: Area classification for installations handling flammable fluids</text:span>”.</text:p>
        </text:list-item>
      </text:list>
      <table:table table:name="Table2" table:style-name="Table2">
        <table:table-column table:style-name="Table2.A"/>
        <table:table-row>
          <table:table-cell table:style-name="Table2.A1" office:value-type="string">
            <text:p text:style-name="P11">Superfici calde</text:p>
          </table:table-cell>
        </table:table-row>
        <table:table-row>
          <table:table-cell table:style-name="Table2.A2" office:value-type="string">
            <text:p text:style-name="P11">Fiamme, gas, particelle calde</text:p>
          </table:table-cell>
        </table:table-row>
        <table:table-row table:style-name="Table2.3">
          <table:table-cell table:style-name="Table2.A3" office:value-type="string">
            <text:p text:style-name="P11">Scintille di origine meccanica</text:p>
          </table:table-cell>
        </table:table-row>
        <table:table-row table:style-name="Table2.3">
          <table:table-cell table:style-name="Table2.A3" office:value-type="string">
            <text:p text:style-name="P11">Materiale ed impianti elettrici</text:p>
          </table:table-cell>
        </table:table-row>
        <table:table-row table:style-name="Table2.3">
          <table:table-cell table:style-name="Table2.A3" office:value-type="string">
            <text:p text:style-name="P11">Correnti vaganti, protezione catodica</text:p>
          </table:table-cell>
        </table:table-row>
        <table:table-row table:style-name="Table2.3">
          <table:table-cell table:style-name="Table2.A3" office:value-type="string">
            <text:p text:style-name="P11">Elettricità statica</text:p>
          </table:table-cell>
        </table:table-row>
        <table:table-row table:style-name="Table2.3">
          <table:table-cell table:style-name="Table2.A3" office:value-type="string">
            <text:p text:style-name="P11">Fulmini</text:p>
          </table:table-cell>
        </table:table-row>
        <table:table-row table:style-name="Table2.3">
          <table:table-cell table:style-name="Table2.A3" office:value-type="string">
            <text:p text:style-name="P11">Radio frequenza da 10<text:span text:style-name="EG_20_Apice">4</text:span> Hz a 3 · 10<text:bookmark-start text:name="__DdeLink__6604_1675763960"/><text:span text:style-name="EG_20_Apice">11</text:span><text:bookmark-end text:name="__DdeLink__6604_1675763960"/> Hz</text:p>
          </table:table-cell>
        </table:table-row>
        <table:table-row table:style-name="Table2.3">
          <table:table-cell table:style-name="Table2.A3" office:value-type="string">
            <text:p text:style-name="P11">Onde elettromagnetiche da 3 · 10<text:span text:style-name="EG_20_Apice">11</text:span> Hz a 3 · 10<text:span text:style-name="EG_20_Apice">15</text:span> Hz</text:p>
          </table:table-cell>
        </table:table-row>
        <table:table-row table:style-name="Table2.3">
          <table:table-cell table:style-name="Table2.A3" office:value-type="string">
            <text:p text:style-name="P11">Radiazioni ionizzanti</text:p>
          </table:table-cell>
        </table:table-row>
        <table:table-row table:style-name="Table2.3">
          <table:table-cell table:style-name="Table2.A3" office:value-type="string">
            <text:p text:style-name="P11">Ultrasuoni</text:p>
          </table:table-cell>
        </table:table-row>
        <table:table-row table:style-name="Table2.3">
          <table:table-cell table:style-name="Table2.A3" office:value-type="string">
            <text:p text:style-name="P11">Compressione adiabatica ed onde d’urto</text:p>
          </table:table-cell>
        </table:table-row>
        <table:table-row table:style-name="Table2.3">
          <table:table-cell table:style-name="Table2.A3" office:value-type="string">
            <text:p text:style-name="P11">Reazioni esotermiche</text:p>
          </table:table-cell>
        </table:table-row>
      </table:table>
      <text:list xml:id="list6586096073079805195" text:style-name="EG_20_All_20_commi">
        <text:list-header>
          <text:p text:style-name="P38">Tabella <text:sequence text:ref-name="refTable1" text:name="Table" text:formula="ooow:Table+1" style:num-format="1">V.2-2</text:sequence>: Sorgenti di accensione tratte dalla norma UNI EN 1127-1</text:p>
        </text:list-header>
      </text:list>
      <text:h text:style-name="P34" text:outline-level="4"><text:bookmark-start text:name="__RefHeading__13568_349104064"/>V<text:bookmark-start text:name="__DdeLink__17183_1705452036"/>alutazione dell’entità degli effetti prevedibili di un’esplosione<text:bookmark-end text:name="__RefHeading__13568_349104064"/><text:bookmark-end text:name="__DdeLink__17183_1705452036"/></text:h>
      <text:list xml:id="list183131899428704" text:continue-list="list183131514544791" text:style-name="EG_20_All_20_commi">
        <text:list-item text:start-value="1">
          <text:p text:style-name="P40">Ai fini della valutazione degli effetti prevedibili di un’esplosione è necessario tener conto delle conseguenze <text:span text:style-name="T1">sugli</text:span> eventuali <text:span text:style-name="T1">occupanti </text:span>espost<text:span text:style-name="T1">i</text:span>, sulle strutture e sugli impianti dei seguenti <text:span text:style-name="Emphasis">effetti fisici</text:span> di un’esplosione:</text:p>
          <text:list>
            <text:list-item>
              <text:p text:style-name="P40">fiamme e gas caldi;</text:p>
            </text:list-item>
            <text:list-item>
              <text:p text:style-name="P40">irraggiamento termico;</text:p>
            </text:list-item>
            <text:list-item>
              <text:p text:style-name="P40">onde di pressione;</text:p>
            </text:list-item>
            <text:list-item>
              <text:p text:style-name="P40">proiezione di frammenti o oggetti;</text:p>
            </text:list-item>
            <text:list-item>
              <text:p text:style-name="P40">rilasci di sostanze pericolose.</text:p>
            </text:list-item>
          </text:list>
        </text:list-item>
        <text:list-item>
          <text:p text:style-name="P40">Per la verifica dell’obiettivo di salvaguardia degli occupanti, devono essere considerati almeno i seguenti effetti:</text:p>
          <text:list>
            <text:list-item>
              <text:p text:style-name="P40">danneggiamento degli elementi di compartimentazione non resistenti all’esplosione secondo NTC ed in generale agli impatti meccanici;</text:p>
            </text:list-item>
            <text:list-item>
              <text:p text:style-name="P40">fuori servizio degli impianti di protezione attiva interni al locale di origine dell’esplosione;</text:p>
            </text:list-item>
            <text:list-item>
              <text:p text:style-name="P40">effetto domino (es. danneggiamento di altri sistemi di contenimento, impianti o apparecchiature con rilascio di sostanze pericolose, …);</text:p>
            </text:list-item>
            <text:list-item>
              <text:p text:style-name="P40">danneggiamento delle misure di protezione adottate sulle <text:span text:style-name="T9">sorgenti di accensione</text:span> con conseguente <text:span text:style-name="T9">innesco</text:span> delle atmosfere esplosive prodotte dalle sostanze rilasciate.</text:p>
            </text:list-item>
          </text:list>
        </text:list-item>
      </text:list>
      <text:list xml:id="list183131481126247" text:continue-list="list183131574156248" text:style-name="EG_20_All_20_nota_20_auto">
        <text:list-item>
          <text:p text:style-name="P28">Particolare attenzione deve essere posta alla eventuale presenza di occupanti all’interno degli effetti previsti dall’esplosione con <text:span text:style-name="T24">specifico </text:span>riferimento alle lavorazioni che avvengano in adiacenza alle zone ATEX (es. operazioni di caricamento o svuotamento di liquidi infiammabili o polveri combustibili, <text:span text:style-name="T12">…</text:span>).</text:p>
        </text:list-item>
      </text:list>
      <text:list xml:id="list183132461100361" text:continue-list="list183131899428704" text:style-name="EG_20_All_20_commi">
        <text:list-item>
          <text:p text:style-name="P40"><text:soft-page-break/>Nei casi in cui l’esplosione potrebbe essere seguita da un incendio, si deve valutare quest’ultimo scenario tenendo conto dell’indisponibilità di quanto danneggiato dall’esplosione.</text:p>
        </text:list-item>
        <text:list-item>
          <text:p text:style-name="P40">Nei casi in cui a seguito di un incendio potrebbe verificarsi un’esplosione, si deve valutare quest’ultimo scenario tenendo conto dell’indisponibilità di quanto danneggiato dall’incendio.</text:p>
        </text:list-item>
        <text:list-item>
          <text:p text:style-name="P40"><text:span text:style-name="T32">Per la </text:span><text:span text:style-name="Emphasis"><text:span text:style-name="T32">eventuale</text:span></text:span><text:span text:style-name="T32"> determinazione delle</text:span> sovrappressioni che si sviluppano nelle esplosioni possono essere <text:span text:style-name="T32">utilizzate formulazioni s</text:span>emplificate presenti in normativa o espressioni empiriche che collegano fra loro le grandezze più significative di una esplosione. I modelli empirici semplificati di calcolo maggiormente utilizzati sono il TNT equivalente, il TNO Multienergy ed il CCPS QRA.</text:p>
        </text:list-item>
        <text:list-item>
          <text:p text:style-name="P40">Oltre ai metodi empirici ed ai modelli semplificati, per la stima delle sovrappressioni che si sviluppano a seguito di esplosioni, si può ricorrere a codici di calcolo riconosciuti.</text:p>
        </text:list-item>
      </text:list>
      <text:h text:style-name="Heading_20_4" text:outline-level="4"><text:bookmark-start text:name="__RefHeading___Toc8331_1271504592"/>Quantificazione del livello di <text:span text:style-name="T24">protezione</text:span><text:bookmark-end text:name="__RefHeading___Toc8331_1271504592"/></text:h>
      <text:list xml:id="list183130507820955" text:continue-list="list183132461100361" text:style-name="EG_20_All_20_commi">
        <text:list-item text:start-value="1">
          <text:p text:style-name="P58">In generale, il livello di protezione contro le esplosioni è considerato adeguato quando si deve verificare il fallimento di tre <text:span text:style-name="Emphasis">mezzi di protezione</text:span> indipendenti affinché un’atmosfera esplosiva possa essere innescata da una sorgente di accensione efficace.</text:p>
        </text:list-item>
      </text:list>
      <text:list xml:id="list183132542630145" text:continue-list="list183131481126247" text:style-name="EG_20_All_20_nota_20_auto">
        <text:list-item>
          <text:p text:style-name="EG_20_Nota">Per il concetto di <text:span text:style-name="Emphasis">mezzo di protezione</text:span> si richiamano le disposizioni in materia di apparecchi e sistemi di protezione destinati ad essere utilizzati in atmosfera esplosiva nonché le disposizioni in materia di salute e sicurezza sui luoghi di lavoro.</text:p>
        </text:list-item>
      </text:list>
      <text:h text:style-name="P32" text:outline-level="3"><text:bookmark-start text:name="__RefHeading__13570_349104064"/>Misure di prevenzione, protezione e gestionali<text:bookmark-end text:name="__RefHeading__13570_349104064"/></text:h>
      <text:list xml:id="list183130899046111" text:continue-list="list183130507820955" text:style-name="EG_20_All_20_commi">
        <text:list-item text:start-value="1">
          <text:p text:style-name="P39">Le misure che possono essere adottate contro il rischio di esplosione per il conseguimento del livello di protezione stabilito, si distinguono in:</text:p>
          <text:list>
            <text:list-item>
              <text:p text:style-name="P40">misure di <text:span text:style-name="Emphasis">prevenzione</text:span>, che riguardano la riduzione delle probabilità di <text:span text:style-name="T36">presenza</text:span> ed innesco di una miscela esplosiva, <text:span text:style-name="T27">riportate in tabella </text:span><text:span text:style-name="T27"><text:sequence-ref text:reference-format="value" text:ref-name="refTable2">V.2-3</text:sequence-ref></text:span>;</text:p>
            </text:list-item>
            <text:list-item>
              <text:p text:style-name="P50">misure di <text:span text:style-name="Emphasis">protezione</text:span>, che comportano la mitigazione degli effetti di un’esplosione entro limiti accettabili, <text:span text:style-name="T27">riportate in tabella </text:span><text:span text:style-name="T27"><text:sequence-ref text:reference-format="value" text:ref-name="refTable3">V.2-4</text:sequence-ref></text:span>;</text:p>
            </text:list-item>
            <text:list-item>
              <text:p text:style-name="P50">misure <text:span text:style-name="Emphasis">gestionali</text:span>, che prevedono la riduzione del rischio di esplosione mediante adozione di procedure di corretta organizzazione del<text:span text:style-name="T14">le</text:span> lavor<text:span text:style-name="T14">azioni</text:span> e dei processi produttivi, <text:span text:style-name="T27">riportate in tabella </text:span><text:span text:style-name="T27"><text:sequence-ref text:reference-format="value" text:ref-name="refTable4">V.2-5</text:sequence-ref></text:span><text:span text:style-name="T27">.</text:span></text:p>
            </text:list-item>
          </text:list>
        </text:list-item>
        <text:list-item>
          <text:p text:style-name="P40">Le misure di prevenzione e gestionali sono sempre da preferire alle misure di protezione; si deve ricorrere alle misure di protezione quando non è possibile ricondurre il livello di rischio ad un livello accettabile con la sola applicazione di misure di prevenzione e gestionali.</text:p>
        </text:list-item>
        <text:list-item>
          <text:p text:style-name="P59">Le attività con presenza di rischio derivante da atmosfere esplosive devono disporre della documentazione tecnica attestante l’idoneità dei prodotti <text:span text:style-name="T3">ed impianti</text:span> installati per lo specifico uso nel luogo di <text:span text:style-name="T3">impiego</text:span>, in conformità anche del gruppo e della categoria, nonché di tutte le indicazioni fornite dal fabbricante e necessarie per il funzionamento sicuro degli stessi.</text:p>
        </text:list-item>
      </text:list>
      <table:table table:name="Table4" table:style-name="Table4">
        <table:table-column table:style-name="Table4.A"/>
        <table:table-row>
          <table:table-cell table:style-name="Table4.A1" office:value-type="string">
            <text:p text:style-name="Table_20_Heading"><text:span text:style-name="T19">M</text:span>isure di <text:span text:style-name="T27">prevenzione</text:span></text:p>
          </table:table-cell>
        </table:table-row>
        <table:table-row>
          <table:table-cell table:style-name="Table4.A2" office:value-type="string">
            <text:p text:style-name="Contenuto_20_tabella_20_lungo">Riduzione del numero di <text:span text:style-name="T27">s</text:span>orgenti di emissione presenti sui sistemi di contenimento, della probabilità di rilascio in ambiente o della durata del rilascio di sostanze infiammabili.</text:p>
            <text:p text:style-name="Contenuto_20_tabella_20_lungo">Realizzazione di sistemi di dispersione, diluizione <text:span text:style-name="T27">o </text:span>bonifica dei rilasci di sostanze infiammabili in ambiente in modo da conseguire uno dei seguenti obiettivi:</text:p>
            <text:list xml:id="list3319860642" text:style-name="EG_20_Elenco_20_semplice">
              <text:list-item>
                <text:p text:style-name="P25">mantenere la concentrazione delle miscele potenzialmente esplosive al di fuori dei limiti di esplosività;</text:p>
              </text:list-item>
              <text:list-item>
                <text:p text:style-name="P25">ridurre l’estensione dell’atmosfera pericolosa a volumi trascurabili, secondo le norme applicabili, ai fini delle conseguenze in caso di accensione;</text:p>
              </text:list-item>
              <text:list-item>
                <text:p text:style-name="P25">confinare l’atmosfera pericolosa in aree dove non sono presenti sorgenti di accensione efficaci.</text:p>
              </text:list-item>
            </text:list>
            <text:p text:style-name="Contenuto_20_tabella_20_lungo">Installazione di impianti di rivelazione sostanze infiammabili per:</text:p>
            <text:list xml:id="list183131422464740" text:continue-numbering="true" text:style-name="EG_20_Elenco_20_semplice">
              <text:list-item>
                <text:p text:style-name="P25">attivazione delle misure di messa in sicurezza delle sorgenti di emissione e delle sorgenti d’accensione;</text:p>
              </text:list-item>
              <text:list-item>
                <text:p text:style-name="P25">evacuazione delle persone preventivamente all’accensione dell’atmosfera esplosiva.</text:p>
              </text:list-item>
            </text:list>
            <text:p text:style-name="Contenuto_20_tabella_20_lungo">Installazione all’interno delle <text:span text:style-name="T36">zone con pericolo di esplosione di</text:span> impianti, attrezzature e relativi sistemi di connessione non in grado di provocarne l’accensione.</text:p>
            <text:p text:style-name="Contenuto_20_tabella_20_lungo">Installazione di impianti di rivelazione <text:span text:style-name="T36">delle sorgenti d’accensione</text:span> (es. scintille, superfici calde, …).</text:p>
            <text:p text:style-name="Contenuto_20_tabella_20_lungo">Installazione di sistemi di inertizzazione delle apparecchiature in modo da ridurre la concentrazione di ossigeno al di sotto della concentrazione limite (LOC).</text:p>
            <text:p text:style-name="Contenuto_20_tabella_20_lungo">Installazione di prodotti conformi alla legislazione comunitaria sui luoghi con pericolo di esplosione.</text:p>
          </table:table-cell>
        </table:table-row>
      </table:table>
      <text:p text:style-name="P8">Tabella <text:sequence text:ref-name="refTable2" text:name="Table" text:formula="ooow:Table+1" style:num-format="1">V.2-3</text:sequence>: <text:span text:style-name="T27">Misure di prevenzione</text:span></text:p>
      <table:table table:name="Table82" table:style-name="Table82">
        <table:table-column table:style-name="Table82.A"/>
        <text:soft-page-break/>
        <table:table-row>
          <table:table-cell table:style-name="Table82.A1" office:value-type="string">
            <text:p text:style-name="P4"><text:span text:style-name="T19">M</text:span>isure di <text:span text:style-name="T27">protezione</text:span></text:p>
          </table:table-cell>
        </table:table-row>
        <table:table-row>
          <table:table-cell table:style-name="Table82.A2" office:value-type="string">
            <text:p text:style-name="Contenuto_20_tabella_20_lungo">Installazione di sistemi di mitigazione degli effetti di un’esplosione per ridurre al minimo i rischi rappresentati per gli occupanti dalle conseguenze fisiche di un’esplosione, scelti tra i seguenti:</text:p>
            <text:list xml:id="list183131450609927" text:continue-numbering="true" text:style-name="EG_20_Elenco_20_semplice">
              <text:list-item>
                <text:p text:style-name="P25">sistemi di protezione mediante sfogo dell’esplosione di gas;</text:p>
              </text:list-item>
              <text:list-item>
                <text:p text:style-name="P26">sistemi di protezione mediante sfogo dell’esplosione di polveri;</text:p>
              </text:list-item>
              <text:list-item>
                <text:p text:style-name="P26">sistemi di isolamento dell’esplosione;</text:p>
              </text:list-item>
              <text:list-item>
                <text:p text:style-name="P25">sistemi di soppressione dell’esplosione;</text:p>
              </text:list-item>
              <text:list-item>
                <text:p text:style-name="P25">apparecchi resistenti alle esplosioni.</text:p>
              </text:list-item>
            </text:list>
            <text:p text:style-name="Contenuto_20_tabella_20_lungo">Adozione di un layout dell’opera da costruzione e degli impianti con l’obiettivo di ridurre il numero di occupanti esposti agli effetti di un’esplosione (es. sovrappressione, calore, proiezione di frammenti, …), installando le lavorazioni pericolose:</text:p>
            <text:list xml:id="list183131002636617" text:continue-numbering="true" text:style-name="EG_20_Elenco_20_semplice">
              <text:list-item>
                <text:p text:style-name="P25"><text:span text:style-name="T27">a</text:span>ll’esterno dei fabbricati occupati dalle persone, opportunamente schermate o distanziate;</text:p>
              </text:list-item>
              <text:list-item>
                <text:p text:style-name="P25">all’interno di fabbricati dove è prevista solo la presenza occasionale e di breve durata di occupanti;</text:p>
              </text:list-item>
              <text:list-item>
                <text:p text:style-name="P25">in locali dotati di misure (es. impianto di rivelazione di sostanze infiammabili, …) tali da consentire agli occupanti di raggiungere un luogo sicuro ai fini dell’esplosione prima dell’accensione;</text:p>
              </text:list-item>
              <text:list-item>
                <text:p text:style-name="P25">all’interno di opere da costruzione resistenti alle esplosioni, in posizione opportunamente schermata rispetto alle postazioni fisse di lavoro.</text:p>
              </text:list-item>
            </text:list>
          </table:table-cell>
        </table:table-row>
      </table:table>
      <text:p text:style-name="P6">Tabella <text:sequence text:ref-name="refTable3" text:name="Table" text:formula="ooow:Table+1" style:num-format="1">V.2-4</text:sequence>: <text:span text:style-name="T27">Misure di protezione</text:span></text:p>
      <table:table table:name="Table6" table:style-name="Table6">
        <table:table-column table:style-name="Table6.A"/>
        <table:table-row>
          <table:table-cell table:style-name="Table6.A1" office:value-type="string">
            <text:p text:style-name="P4"><text:span text:style-name="T19">M</text:span>isure <text:span text:style-name="T27">gestionali</text:span></text:p>
          </table:table-cell>
        </table:table-row>
        <table:table-row>
          <table:table-cell table:style-name="Table6.A2" office:value-type="string">
            <text:p text:style-name="P18">Formazione professionale dei lavoratori addetti ai luoghi dove possono formarsi atmosfere esplosive in materia di protezione <text:span text:style-name="T36">contro le</text:span> esplosioni.</text:p>
            <text:p text:style-name="P17">Predisposizione di permessi di lavoro per le attività pericolose e per le attività che possono diventare pericolose quando interferiscono con altre operazioni di lavoro.</text:p>
            <text:p text:style-name="P17">Assegnazione ai lavoratori addetti di attrezzature portatili e di indumenti di lavoro non in grado di innescare un’atmosfera esplosiva.</text:p>
            <text:p text:style-name="P17">Assegnazione ai lavoratori addetti di attrezzature portatili per la rivelazione di atmosfere esplosive.</text:p>
            <text:p text:style-name="P17">Predisposizione di specifiche procedure di lavoro e di comportamento per i lavoratori addetti.</text:p>
            <text:p text:style-name="P17">Segnalazione dei pericoli di formazione di atmosfere esplosive.</text:p>
            <text:p text:style-name="P17">Adozione di procedure specifiche in caso di emergenza per la messa in sicurezza delle sorgenti di emissione e delle sorgenti di accensione.</text:p>
            <text:p text:style-name="P17"><text:span text:style-name="T36">Attuazione di</text:span> verifiche di sicurezza (verifica iniziale, controllo periodico e manutenzione) degli impianti e delle attrezzature installate nei luoghi di lavoro con aree in cui possano formarsi atmosfere esplosive, nel rispetto delle norm<text:span text:style-name="T29">e</text:span> applicabili.</text:p>
          </table:table-cell>
        </table:table-row>
      </table:table>
      <text:p text:style-name="P10">Tabella <text:sequence text:ref-name="refTable4" text:name="Table" text:formula="ooow:Table+1" style:num-format="1">V.2-5</text:sequence>: <text:span text:style-name="T27">Misure gestionali</text:span></text:p>
      <text:h text:style-name="P36" text:outline-level="4"><text:bookmark-start text:name="__RefHeading__13782_349104064"/>Prodotti<text:bookmark-end text:name="__RefHeading__13782_349104064"/></text:h>
      <text:list xml:id="list183131357721851" text:continue-list="list183130899046111" text:style-name="EG_20_All_20_commi">
        <text:list-item text:start-value="1">
          <text:p text:style-name="P51"><text:span text:style-name="T21">I prodotti</text:span> possono essere utilizzati o essere messi in servizio in un’atmosfera esplosiva solamente dopo aver verificato la compatibilità della zona nella quale sono chiamati a svolgere la propria funzione.</text:p>
          <text:p text:style-name="P51">Tali prodotti devono essere rispondenti alla direttiva ATEX di prodotto, che prevede differenti categorie in relazione all’impiego in ciascuna zona classificata.</text:p>
        </text:list-item>
        <text:list-item>
          <text:p text:style-name="P51">Per <text:span text:style-name="T21">i prodotti</text:span> impiegabili in industrie ed attività di superficie (II Gruppo della direttiva di prodotto ATEX), vengono definite le seguenti categorie:</text:p>
          <text:list>
            <text:list-item>
              <text:p text:style-name="P60"><text:span text:style-name="Emphasis">Categoria 1 - livello di protezione molto elevato</text:span>.</text:p>
              <text:p text:style-name="P60">I prodotti non devono essere causa di innesco anche in caso di guasto eccezionale. I mezzi di protezione sono tali che in caso di guasto di uno dei mezzi di protezione, almeno un secondo mezzo indipendente assicura il livello di sicurezza richiesto, oppure qualora si manifestino due guasti indipendenti uno dall’altro, è garantito il livello di protezione richiesto;</text:p>
            </text:list-item>
            <text:list-item>
              <text:p text:style-name="P60"><text:span text:style-name="Emphasis">Categoria 2 - livello di protezione elevato</text:span>.</text:p>
              <text:p text:style-name="P60">I mezzi di protezione garantiscono il livello di protezione richiesto anche in presenza di anomalie ricorrenti o difetti di funzionamento degli apparecchi di cui occorre abitualmente tener conto.</text:p>
            </text:list-item>
            <text:list-item>
              <text:p text:style-name="P60"><text:span text:style-name="Emphasis">Categoria 3 - livello di protezione normale</text:span>.</text:p>
              <text:p text:style-name="P60">I mezzi di protezione garantiscono il livello di protezione richiesto a funzionamento normale.</text:p>
            </text:list-item>
          </text:list>
        </text:list-item>
        <text:list-item>
          <text:p text:style-name="P60">La tabella <text:sequence-ref text:reference-format="value" text:ref-name="refTable5">V.2-6</text:sequence-ref> riporta la compatibilità dei <text:span text:style-name="T21">prodotti</text:span> con le zone classificate per la presenza di atmosfer<text:span text:style-name="T21">e</text:span> esplosive.</text:p>
        </text:list-item>
      </text:list>
      <table:table table:name="Table3" table:style-name="Table3">
        <table:table-column table:style-name="Table3.A" table:number-columns-repeated="3"/>
        <table:table-row>
          <table:table-cell table:style-name="Table3.A1" office:value-type="string">
            <text:p text:style-name="P5">Atmosfera esplosiva</text:p>
          </table:table-cell>
          <table:table-cell table:style-name="Table3.A1" office:value-type="string">
            <text:p text:style-name="P5">Zona</text:p>
          </table:table-cell>
          <table:table-cell table:style-name="Table3.C1" office:value-type="string">
            <text:p text:style-name="P5">Categoria ATEX [1]</text:p>
          </table:table-cell>
        </table:table-row>
        <table:table-row>
          <table:table-cell table:style-name="Table3.A4" table:number-rows-spanned="3" office:value-type="string">
            <text:p text:style-name="P12">Gas</text:p>
          </table:table-cell>
          <table:table-cell table:style-name="Table3.B2" office:value-type="float" office:value="0">
            <text:p text:style-name="P15">0</text:p>
          </table:table-cell>
          <table:table-cell table:style-name="Table3.C3" office:value-type="string">
            <text:p text:style-name="P15">1G</text:p>
          </table:table-cell>
        </table:table-row>
        <table:table-row table:style-name="Table3.3">
          <table:covered-table-cell/>
          <table:table-cell table:style-name="Table3.B3" office:value-type="float" office:value="1">
            <text:p text:style-name="P15">1</text:p>
          </table:table-cell>
          <table:table-cell table:style-name="Table3.C3" office:value-type="string">
            <text:p text:style-name="P15">1G, 2G</text:p>
          </table:table-cell>
        </table:table-row>
        <table:table-row table:style-name="Table3.3">
          <table:covered-table-cell/>
          <table:table-cell table:style-name="Table3.B3" office:value-type="float" office:value="2">
            <text:p text:style-name="P15">2</text:p>
          </table:table-cell>
          <table:table-cell table:style-name="Table3.C7" office:value-type="string">
            <text:p text:style-name="P15">1G, 2G, 3G</text:p>
          </table:table-cell>
        </table:table-row>
        <table:table-row table:style-name="Table3.3">
          <table:table-cell table:style-name="Table3.A7" table:number-rows-spanned="3" office:value-type="string">
            <text:p text:style-name="P12">Polveri</text:p>
          </table:table-cell>
          <table:table-cell table:style-name="Table3.B3" office:value-type="float" office:value="20">
            <text:p text:style-name="P15">20</text:p>
          </table:table-cell>
          <table:table-cell table:style-name="Table3.C7" office:value-type="string">
            <text:p text:style-name="P15">1D</text:p>
          </table:table-cell>
        </table:table-row>
        <table:table-row table:style-name="Table3.3">
          <table:covered-table-cell/>
          <table:table-cell table:style-name="Table3.B3" office:value-type="float" office:value="21">
            <text:p text:style-name="P15">21</text:p>
          </table:table-cell>
          <table:table-cell table:style-name="Table3.C7" office:value-type="string">
            <text:p text:style-name="P15">1D, 2D</text:p>
          </table:table-cell>
        </table:table-row>
        <table:table-row table:style-name="Table3.3">
          <table:covered-table-cell/>
          <table:table-cell table:style-name="Table3.B3" office:value-type="float" office:value="22">
            <text:p text:style-name="P15">22</text:p>
          </table:table-cell>
          <table:table-cell table:style-name="Table3.C7" office:value-type="string">
            <text:p text:style-name="P15">1D, 2D, 3D</text:p>
          </table:table-cell>
        </table:table-row>
        <table:table-row table:style-name="Table3.3">
          <table:table-cell table:style-name="Table3.A8" table:number-columns-spanned="3" office:value-type="string">
            <text:p text:style-name="P12">[1] G per <text:span text:style-name="Emphasis">gas</text:span> e D per <text:span text:style-name="Emphasis">dust</text:span> (polvere)</text:p>
          </table:table-cell>
          <table:covered-table-cell/>
          <table:covered-table-cell/>
        </table:table-row>
      </table:table>
      <text:p text:style-name="P10">Tabella <text:sequence text:ref-name="refTable5" text:name="Table" text:formula="ooow:Table+1" style:num-format="1">V.2-6</text:sequence>: Compatibilità dei <text:span text:style-name="T21">prodotti</text:span> per la presenza di atmosfer<text:span text:style-name="T21">e</text:span> esplosive</text:p>
      <text:h text:style-name="P36" text:outline-level="4"><text:bookmark-start text:name="__RefHeading___Toc4645_351725255"/><text:span text:style-name="T20">I</text:span>mpianti<text:bookmark-end text:name="__RefHeading___Toc4645_351725255"/></text:h>
      <text:list xml:id="list183130622124266" text:continue-list="list183131357721851" text:style-name="EG_20_All_20_commi">
        <text:list-item text:start-value="1">
          <text:p text:style-name="P61">Per <text:span text:style-name="Emphasis">impianti</text:span> si intendono le attrezzature, i sistemi e i relativi dispositivi di collegamento che non sono <text:span text:style-name="Emphasis">prodotti</text:span> ai sensi della direttiva ATEX, qualora rappresentino un pericolo di accensione <text:span text:style-name="T22">o di emissione di sostanze infiammabili</text:span>.</text:p>
        </text:list-item>
        <text:list-item>
          <text:p text:style-name="P61">Gli impianti e tutti i loro dispositivi di collegamento possono essere utilizzati o essere messi in servizio in un’atmosfera esplosiva solamente dopo aver verificato la compatibilità della zona nella quale sono chiamati a svolgere la propria funzione.</text:p>
        </text:list-item>
        <text:list-item>
          <text:p text:style-name="P51">Il <text:span text:style-name="T15">livello</text:span> di sicurezza <text:span text:style-name="T20">degli </text:span>impianti deve essere conforme alle indicazioni contenute nelle norme scelte per la progettazione e realizzazione. <text:span text:style-name="T36">Per impianti privi di norme con tale finalità possono essere utilizzate</text:span> tecniche di analisi di affidabilità quali <text:span text:style-name="Emphasis">Failure Mode and Effect Analysis</text:span> (FMEA, EN 60812), <text:span text:style-name="Emphasis">Fault tree analysis</text:span> (FTA, EN 61025), <text:span text:style-name="Emphasis">Markov</text:span> (EN 61165) o mediante applicazione della progettazione basata sulla sicurezza funzionale (IEC 61511 “<text:span text:style-name="Emphasis">Functional safety - Safety instrumented systems for the process industry sector</text:span>”).</text:p>
        </text:list-item>
      </text:list>
      <text:h text:style-name="P37" text:outline-level="4"><text:bookmark-start text:name="__RefHeading__5892_321034902"/>Opere da costruzione progettate per resistere alle esplosioni<text:bookmark-end text:name="__RefHeading__5892_321034902"/></text:h>
      <text:list xml:id="list183132119167670" text:continue-list="list183130622124266" text:style-name="EG_20_All_20_commi">
        <text:list-item text:start-value="1">
          <text:p text:style-name="P62">In generale, le opere da costruzione possono essere progettate in modo tale da limitare gli effetti di esplosioni all’interno delle stesse o nei confronti di costruzioni limitrofe.</text:p>
        </text:list-item>
        <text:list-item>
          <text:p text:style-name="P62"><text:bookmark-start text:name="__RefHeading__843_1610762726"/><text:bookmark-start text:name="__DdeLink__7656_867644924"/>Le strategie di progettazione strutturale dipendono dagli obiettivi di sicurezza prefissati:<text:bookmark-end text:name="__RefHeading__843_1610762726"/><text:bookmark-end text:name="__DdeLink__7656_867644924"/></text:p>
          <text:list>
            <text:list-item>
              <text:p text:style-name="P62"><text:bookmark-start text:name="__RefHeading__845_1610762726"/>salvaguardia della vita degli occupanti all’interno della costruzione;<text:bookmark-end text:name="__RefHeading__845_1610762726"/></text:p>
            </text:list-item>
            <text:list-item>
              <text:p text:style-name="P62">salvaguardia della vita degli occupanti di costruzioni limitrofe;</text:p>
            </text:list-item>
            <text:list-item>
              <text:p text:style-name="P62">tutela di beni contenuti nelle costruzioni;</text:p>
            </text:list-item>
            <text:list-item>
              <text:p text:style-name="P62"><text:bookmark-start text:name="__RefHeading__847_1610762726"/>limitazione di danni alla costruzione in cui si origina l’esplosione;<text:bookmark-end text:name="__RefHeading__847_1610762726"/></text:p>
            </text:list-item>
            <text:list-item>
              <text:p text:style-name="P62">limitazione di danni a costruzioni limitrofe;</text:p>
            </text:list-item>
            <text:list-item>
              <text:p text:style-name="P62">limitazione di effetti domino.</text:p>
            </text:list-item>
          </text:list>
        </text:list-item>
        <text:list-item>
          <text:p text:style-name="P52">Le fasi della progettazione di strutture resistenti alle esplosioni, al fine di salvaguardare la vita degli occupanti e limitare il danneggiamento strutturale, sono:</text:p>
          <text:list>
            <text:list-item>
              <text:p text:style-name="P52">modellazione degli effetti dell’esplosione, quantificazione delle azioni;</text:p>
            </text:list-item>
            <text:list-item>
              <text:p text:style-name="P52">analisi strutturale;</text:p>
            </text:list-item>
            <text:list-item>
              <text:p text:style-name="P52">progettazione costruttiva e verifica.</text:p>
            </text:list-item>
          </text:list>
        </text:list-item>
        <text:list-item>
          <text:p text:style-name="P52">La <text:span text:style-name="Emphasis">modellazione degli effetti dell’esplosione</text:span> è condotta con riferimento agli effetti provocati ed alle relative conseguenze così come indicato nella tabella <text:sequence-ref text:reference-format="value" text:ref-name="refTable6">V.2-7</text:sequence-ref>, tratta dalle NTC e dal NAD della norma <text:span text:style-name="T33">UNI </text:span>EN 1991-1-7.</text:p>
        </text:list-item>
        <text:list-item>
          <text:p text:style-name="P52">Ai fini della <text:span text:style-name="Emphasis">quantificazione delle azioni</text:span> agenti sulle strutture in caso di esplosione, deve essere impiegata la combinazione di carico per azioni eccezionali di cui alle NTC tenendo presente che:</text:p>
          <text:list>
            <text:list-item>
              <text:p text:style-name="P52">per le opere da costruzione con rischio di esplosione con effetti di categoria 1 (ricadenti quindi nella classe di conseguenza CC1), non vanno considerate le azioni derivanti da esplosione;</text:p>
            </text:list-item>
            <text:list-item>
              <text:p text:style-name="P52">per le opere da costruzione con rischio di esplosione con effetti di categoria 2 (ricadenti quindi nelle classi di conseguenza CC2), la quantificazione delle azioni si effettua con riferimento a:</text:p>
              <text:list>
                <text:list-item>
                  <text:p text:style-name="P52">NTC, per la sovrappressione di progetto da impiegare per le verifiche in caso di esplosioni confinate di gas, vapori o nebbie;</text:p>
                </text:list-item>
                <text:list-item>
                  <text:p text:style-name="P52"><text:span text:style-name="T33">UNI </text:span>EN 1991-1-7 integrata dal rispettivo NAD, per la sovrappressione di progetto per esplosioni di polveri;</text:p>
                </text:list-item>
              </text:list>
            </text:list-item>
            <text:list-item>
              <text:p text:style-name="P52">per le opere da costruzione con rischio di esplosione con effetti di categoria 3 (ricadenti quindi nella classe di conseguenza CC3) devono essere effettuate analisi mediante metodi avanzati che tengano conto:</text:p>
              <text:list>
                <text:list-item>
                  <text:p text:style-name="P52">degli effetti del <text:span text:style-name="Emphasis">venting</text:span> e della geometria degli ambienti nel calcolo della sovrappressione;</text:p>
                </text:list-item>
                <text:list-item>
                  <text:p text:style-name="P52">del comportamento dinamico non lineare delle strutture;</text:p>
                </text:list-item>
                <text:list-item>
                  <text:p text:style-name="P52">di analisi del rischio effettuate con metodi probabilistici;</text:p>
                </text:list-item>
                <text:list-item>
                  <text:p text:style-name="P52">di aspetti economici per l’ottimizzazione delle soluzioni.</text:p>
                </text:list-item>
              </text:list>
            </text:list-item>
          </text:list>
        </text:list-item>
        <text:list-item>
          <text:p text:style-name="P52"><text:soft-page-break/>L’<text:span text:style-name="Emphasis">analisi strutturale</text:span> può essere condotta con modelli semplificati di tipo statico equivalenti nel caso di opere da costruzione in classe CC2 o con analisi dinamiche non lineari per opere da costruzione in classe CC3.</text:p>
        </text:list-item>
        <text:list-item>
          <text:p text:style-name="P52">La <text:span text:style-name="Emphasis">progettazione costruttiva</text:span> di opere da costruzione caratterizzate dal rischio di esplosione prevede, in genere, l’adozione di misure di riduzione del danno da esplosione.</text:p>
        </text:list-item>
        <text:list-item>
          <text:p text:style-name="P52">Ai fini delle <text:span text:style-name="Emphasis">verifiche</text:span>, per le opere da costruzione ricadenti nella categoria di azione 1 non sono richieste verifiche strutturali. Per le opere da costruzione ricadenti in categoria 2 o 3 è richiesta la verifica degli elementi strutturali per la combinazione delle azioni eccezionali, che dimostri, oltre ai requisiti di robustezza, che la capacità portante dell’intera struttura sia garantita per un tempo sufficiente affinché siano attuate le previste misure di emergenza (es. evacuazione e soccorso degli occupanti, …).</text:p>
        </text:list-item>
      </text:list>
      <table:table table:name="Table5" table:style-name="Table5">
        <table:table-column table:style-name="Table5.A"/>
        <table:table-column table:style-name="Table5.B" table:number-columns-repeated="2"/>
        <table:table-column table:style-name="Table5.D"/>
        <table:table-row>
          <table:table-cell table:style-name="Table5.A1" table:number-columns-spanned="2" office:value-type="string">
            <text:p text:style-name="Table_20_Heading">Categoria delle azioni<text:line-break/>dovute alle esplosioni <text:span text:style-name="T15">(</text:span>NTC)</text:p>
          </table:table-cell>
          <table:covered-table-cell/>
          <table:table-cell table:style-name="Table5.C1" table:number-columns-spanned="2" office:value-type="string">
            <text:p text:style-name="Table_20_Heading">Classi di conseguenza<text:line-break/>(NAD EN 1991-1-7)</text:p>
          </table:table-cell>
          <table:covered-table-cell/>
        </table:table-row>
        <table:table-row>
          <table:table-cell table:style-name="Table5.A2" office:value-type="float" office:value="1">
            <text:p text:style-name="Contenuto_20_tabella_20_centrato">1</text:p>
          </table:table-cell>
          <table:table-cell table:style-name="Table5.B2" office:value-type="string">
            <text:p text:style-name="Table_20_Contents">Effetti trascurabili sulle strutture</text:p>
          </table:table-cell>
          <table:table-cell table:style-name="Table5.C2" office:value-type="string">
            <text:p text:style-name="Table_20_Contents">CC1</text:p>
          </table:table-cell>
          <table:table-cell table:style-name="Table5.D2" office:value-type="string">
            <text:list xml:id="list183131310723590" text:continue-list="list183131002636617" text:style-name="EG_20_Elenco_20_semplice">
              <text:list-item>
                <text:p text:style-name="P25">Opere da costruzione con presenza solo occasionale di occupanti, edifici agricoli.</text:p>
              </text:list-item>
            </text:list>
          </table:table-cell>
        </table:table-row>
        <table:table-row>
          <table:table-cell table:style-name="Table5.A4" table:number-rows-spanned="2" office:value-type="string">
            <text:p text:style-name="Contenuto_20_tabella_20_centrato">2</text:p>
          </table:table-cell>
          <table:table-cell table:style-name="Table5.B4" table:number-rows-spanned="2" office:value-type="string">
            <text:p text:style-name="Table_20_Contents">Effetti localizzati su parte delle strutture</text:p>
          </table:table-cell>
          <table:table-cell table:style-name="Table5.C3" office:value-type="string">
            <text:p text:style-name="Table_20_Contents">CC2 rischio inferiore</text:p>
          </table:table-cell>
          <table:table-cell table:style-name="Table5.D3" office:value-type="string">
            <text:list xml:id="list183132123831538" text:continue-numbering="true" text:style-name="EG_20_Elenco_20_semplice">
              <text:list-item>
                <text:p text:style-name="P25">Opere da costruzione il cui uso preveda normali affollamenti, senza contenuti pericolosi per l’ambiente e senza funzioni pubbliche e sociali essenziali.</text:p>
              </text:list-item>
              <text:list-item>
                <text:p text:style-name="P25">Industrie con attività non pericolose per l’ambiente.</text:p>
              </text:list-item>
              <text:list-item>
                <text:p text:style-name="P25">Ponti, opere infrastrutturali, reti viarie non ricadenti nelle classi di conseguenza superiori.</text:p>
              </text:list-item>
            </text:list>
          </table:table-cell>
        </table:table-row>
        <table:table-row>
          <table:covered-table-cell/>
          <table:covered-table-cell/>
          <table:table-cell table:style-name="Table5.C4" office:value-type="string">
            <text:p text:style-name="Table_20_Contents">CC2 rischio superiore</text:p>
          </table:table-cell>
          <table:table-cell table:style-name="Table5.D4" office:value-type="string">
            <text:list xml:id="list183131370965039" text:continue-numbering="true" text:style-name="EG_20_Elenco_20_semplice">
              <text:list-item>
                <text:p text:style-name="P25">Opere da costruzione il cui uso preveda affollamenti significativi.</text:p>
              </text:list-item>
              <text:list-item>
                <text:p text:style-name="P25">Industrie con attività pericolose per l’ambiente.</text:p>
              </text:list-item>
              <text:list-item>
                <text:p text:style-name="P25">Reti viarie extraurbane non ricadenti in classe di conseguenza 3.</text:p>
              </text:list-item>
              <text:list-item>
                <text:p text:style-name="P25">Ponti e reti ferroviarie la cui interruzione provochi situazioni di emergenza.</text:p>
              </text:list-item>
            </text:list>
          </table:table-cell>
        </table:table-row>
        <table:table-row table:style-name="Table5.5">
          <table:table-cell table:style-name="Table5.A5" office:value-type="float" office:value="3">
            <text:p text:style-name="Contenuto_20_tabella_20_centrato">3</text:p>
          </table:table-cell>
          <table:table-cell table:style-name="Table5.B5" office:value-type="string">
            <text:p text:style-name="Table_20_Contents">Effetti generalizzati sulle strutture</text:p>
          </table:table-cell>
          <table:table-cell table:style-name="Table5.B5" office:value-type="string">
            <text:p text:style-name="Table_20_Contents">CC3</text:p>
          </table:table-cell>
          <table:table-cell table:style-name="Table5.D5" office:value-type="string">
            <text:list xml:id="list183131857225350" text:continue-numbering="true" text:style-name="EG_20_Elenco_20_semplice">
              <text:list-item>
                <text:p text:style-name="P25">Opere da costruzione con funzioni pubbliche o strategiche impostanti, anche con riferimento alla gestione della protezione civile in caso di calamità.</text:p>
              </text:list-item>
              <text:list-item>
                <text:p text:style-name="P25">Industrie con attività particolarmente pericolose per l’ambiente.</text:p>
              </text:list-item>
              <text:list-item>
                <text:p text:style-name="P25">Ponti e reti ferroviarie di importanza critica per il mantenimento delle vie di comunicazione.</text:p>
              </text:list-item>
            </text:list>
          </table:table-cell>
        </table:table-row>
      </table:table>
      <text:p text:style-name="P9">Tabella <text:sequence text:ref-name="refTable6" text:name="Table" text:formula="ooow:Table+1" style:num-format="1">V.2-7</text:sequence>: Classificazione delle azioni dovute alle esplosioni (NTC) e delle relative classi di conseguenze (NAD EN 1991-1-7)</text:p>
      <text:h text:style-name="P33" text:outline-level="3"><text:bookmark-start text:name="__RefHeading__13784_349104064"/>Riferimenti<text:bookmark-end text:name="__RefHeading__13784_349104064"/></text:h>
      <text:list xml:id="list183132465475241" text:continue-list="list183132119167670" text:style-name="EG_20_All_20_commi">
        <text:list-item text:start-value="1">
          <text:p text:style-name="P55">Decreto legislativo n. 81 del 9 aprile 2008 <text:span text:style-name="Emphasis">“Testo unico sulla salute e sicurezza sul lavoro”.</text:span></text:p>
        </text:list-item>
        <text:list-item>
          <text:p text:style-name="P53">Decreto legislativo n. 85 del <text:span text:style-name="T16">19 maggio </text:span>2016 “<text:span text:style-name="Emphasis">Attuazione della direttiva 2014/34/UE concernente l’armonizzazione delle legislazioni degli Stati membri relative agli apparecchi e sistemi di protezione destinati ad essere utilizzati in atmosfera potenzialmente esplosiva</text:span>”</text:p>
        </text:list-item>
        <text:list-item>
          <text:p text:style-name="P55">Decreto del Presidente della Repubblica n. 126 del 23 marzo 1998 <text:span text:style-name="Emphasis">“Regolamento recante norme per l’attuazione della direttiva 94/9/CE in materia di apparecchi e sistemi di protezione destinati ad essere utilizzati in atmosfera potenzialmente esplosiva”</text:span>.</text:p>
        </text:list-item>
        <text:list-item>
          <text:p text:style-name="P55">Direttiva 1999/92/CE del Parlamento europeo e del Consiglio del 16 dicembre 1999 relativa alle prescrizioni minime per il miglioramento della tutela della sicurezza della salute dei lavoratori che possono essere esposti al rischio di atmosfere esplosive.</text:p>
        </text:list-item>
        <text:list-item>
          <text:p text:style-name="P55">Direttiva 94/9/CE del Parlamento europeo e del Consiglio, del 23 marzo 1994, concernente il ravvicinamento delle legislazioni degli Stati membri relative agli apparecchi e sistemi di protezione destinati a essere utilizzati in atmosfera potenzialmente esplosiva.</text:p>
        </text:list-item>
        <text:list-item>
          <text:p text:style-name="P55">Direttiva 2014/34/UE Del Parlamento Europeo e del Consiglio del 26 febbraio 2014 concernente l’armonizzazione delle legislazioni degli Stati membri relative agli apparecchi e sistemi di protezione destinati a essere utilizzati in atmosfera potenzialmente esplosiva.</text:p>
        </text:list-item>
        <text:list-item>
          <text:p text:style-name="P55">Decreto del Ministro delle infrastrutture <text:span text:style-name="T15">17</text:span> gennaio 20<text:span text:style-name="T15">1</text:span>8 <text:span text:style-name="Emphasis">“Aggiornamento delle norme tecniche per le costruzioni”</text:span>.</text:p>
        </text:list-item>
        <text:list-item>
          <text:p text:style-name="P55">Decreto del Ministro delle infrastrutture e dei trasporti 31 luglio 2012 <text:span text:style-name="Emphasis">“Approvazione delle Appendici nazionali recanti i parametri tecnici per l’applicazione degli Eurocodici”</text:span>.</text:p>
        </text:list-item>
        <text:list-item>
          <text:p text:style-name="P55">CEI EN 60079-10-1 (CEI 31-87) “<text:span text:style-name="Emphasis">Atmosfere esplosive Parte 10-1: Classificazione dei luoghi. Atmosfere esplosive per la presenza di gas</text:span>”.</text:p>
        </text:list-item>
        <text:list-item>
          <text:p text:style-name="P55">CEI EN 60079-10-2 (CEI 31-88) “<text:span text:style-name="Emphasis">Atmosfere esplosive Parte 10-2: Classificazione dei luoghi - Atmosfere esplosive per la presenza di polveri combustibili</text:span>”.</text:p>
        </text:list-item>
        <text:list-item>
          <text:p text:style-name="P55">IEC 61511 series “<text:span text:style-name="Emphasis">Functional safety - Safety instrumented systems for the process industry sector</text:span>”.</text:p>
        </text:list-item>
        <text:list-item>
          <text:p text:style-name="P55">CEI 65-186 “<text:span text:style-name="Emphasis">Linea guida per l’applicazione della </text:span><text:span text:style-name="Emphasis"><text:span text:style-name="T15">n</text:span></text:span><text:span text:style-name="Emphasis">orma della serie CEI EN 61511 Sicurezza funzionale - sistemi strumentati di sicurezza per il settore dell’industria di processo</text:span>”.</text:p>
        </text:list-item>
        <text:list-item>
          <text:p text:style-name="P55">IEC 61508 serie<text:span text:style-name="T15">s</text:span> “<text:span text:style-name="Emphasis">Functional safety of electrical/electronic/programmable electronic safety-related systems</text:span>”.</text:p>
        </text:list-item>
        <text:list-item>
          <text:p text:style-name="P55"><text:span text:style-name="T15">I</text:span>SO/IEC 80079-20-1 “<text:span text:style-name="Emphasis">Explosive atmospheres - Part 20-1: Material characteristics for gas and vapour classification - Test methods and data</text:span>”.</text:p>
        </text:list-item>
        <text:list-item>
          <text:p text:style-name="P55"><text:span text:style-name="T15">I</text:span>SO/IEC 80079-20-2 “<text:span text:style-name="Emphasis">Explosive atmospheres - Part 20-2: Material characteristics - Combustible dusts test methods</text:span>”.</text:p>
        </text:list-item>
        <text:list-item>
          <text:p text:style-name="P55">“<text:span text:style-name="Emphasis">Guidelines for Mechanical Integrity Systems</text:span>”, <text:span text:style-name="T22">Center for chemical process safety (CCPS), </text:span>AIChE, 2006.</text:p>
        </text:list-item>
        <text:list-item>
          <text:p text:style-name="P39"><text:soft-page-break/>“<text:span text:style-name="Emphasis">Layer of Protection Analysis: Simplified Process Risk Assessment</text:span>”, <text:span text:style-name="T22">Center for chemical process safety (CCPS), </text:span>AIChE, 200<text:span text:style-name="T22">1</text:span>.</text:p>
        </text:list-item>
        <text:list-item>
          <text:p text:style-name="P39">EI <text:span text:style-name="T9">15:2015 “</text:span><text:span text:style-name="Emphasis">Model code of safe practice Part 15: Area classification for installations handling flammable fluids</text:span>”, <text:span text:style-name="T22">Energy Institute</text:span>.</text:p>
        </text:list-item>
        <text:list-item>
          <text:p text:style-name="P54">IGEM/SR/25 Ed. 2 - “<text:span text:style-name="Emphasis">Hazardous area classification of Natural Gas installations Communication number 1748</text:span>”, Institute of Engineers and Manager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adornments="Standard" style:font-family-generic="roman"/>
    <style:font-face style:name="Liberation Sans2"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778cm" style:writing-mode="lr-tb"/>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Normale" style:family="paragraph">
      <style:paragraph-properties fo:hyphenation-ladder-count="no-limit"/>
      <style:text-properties fo:hyphenate="false" fo:hyphenation-remain-char-count="2" fo:hyphenation-push-char-count="2" loext:hyphenation-no-caps="false"/>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2"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2"/>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2"/>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2"/>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2"/>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2"/>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2"/>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2"/>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2"/>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2"/>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2"/>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V.2</text:chapter><text:s/><text:chapter text:display="name" text:outline-level="2">Aree a rischio per atmosfere esplosive</text:chapter><text:tab/>Pagina <text:chapter text:display="plain-number" text:outline-level="2">V.2</text:chapter>-<text:page-number text:select-page="current">14</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Aree a rischio per atmosfere esplosive</text:chapter></text:p>
      </style:header>
    </style:master-page>
    <style:master-page style:name="EG_20_Sezioni_20_prima" style:display-name="EG Sezioni prima" style:page-layout-name="Mpm13" style:next-style-name="EG_20_Sezioni"/>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07:54:09.514984455</meta:creation-date>
    <meta:editing-duration>PT2H54M7S</meta:editing-duration>
    <meta:editing-cycles>76</meta:editing-cycles>
    <meta:generator>LibreOffice/6.4.5.2$Linux_X86_64 LibreOffice_project/40$Build-2</meta:generator>
    <dc:title>modello_codicepi_14</dc:title>
    <meta:initial-creator>Emanuele Gissi</meta:initial-creator>
    <dc:date>2020-07-25T18:31:30.323920556</dc:date>
    <meta:document-statistic meta:table-count="7" meta:image-count="0" meta:object-count="0" meta:page-count="15" meta:paragraph-count="278" meta:word-count="4066" meta:character-count="28346" meta:non-whitespace-character-count="24716"/>
    <meta:template xlink:type="simple" xlink:actuate="onRequest" xlink:title="modello_codicepi_14" xlink:href="../../../../../../Modelli/modello_codicepi_14.ott" meta:date="2019-06-11T19:42:58.853340625"/>
  </office:meta>
</office:document-meta>
</file>